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paragraph-properties fo:text-align="justify" style:justify-single-word="false"/>
      <style:text-properties officeooo:rsid="005e709b" officeooo:paragraph-rsid="007c4f27"/>
    </style:style>
    <style:style style:name="P68" style:family="paragraph" style:parent-style-name="Standard">
      <style:text-properties officeooo:rsid="005f8c35" officeooo:paragraph-rsid="005f8c35"/>
    </style:style>
    <style:style style:name="P69" style:family="paragraph" style:parent-style-name="Standard">
      <style:paragraph-properties fo:text-align="justify" style:justify-single-word="false"/>
      <style:text-properties officeooo:rsid="00609497" officeooo:paragraph-rsid="00609497"/>
    </style:style>
    <style:style style:name="P70" style:family="paragraph" style:parent-style-name="Standard">
      <style:paragraph-properties fo:text-align="justify" style:justify-single-word="false"/>
      <style:text-properties officeooo:rsid="00642854" officeooo:paragraph-rsid="00642854"/>
    </style:style>
    <style:style style:name="P71" style:family="paragraph" style:parent-style-name="Standard">
      <style:paragraph-properties fo:text-align="justify" style:justify-single-word="false"/>
      <style:text-properties officeooo:rsid="006bc855" officeooo:paragraph-rsid="006bc855"/>
    </style:style>
    <style:style style:name="P72" style:family="paragraph" style:parent-style-name="Standard">
      <style:paragraph-properties fo:text-align="justify" style:justify-single-word="false"/>
      <style:text-properties officeooo:rsid="006bc855" officeooo:paragraph-rsid="007d74fc"/>
    </style:style>
    <style:style style:name="P73" style:family="paragraph" style:parent-style-name="Standard">
      <style:paragraph-properties fo:text-align="justify" style:justify-single-word="false"/>
      <style:text-properties officeooo:rsid="006bc855" officeooo:paragraph-rsid="00812a63"/>
    </style:style>
    <style:style style:name="P74" style:family="paragraph" style:parent-style-name="Standard">
      <style:text-properties officeooo:rsid="006bc855" officeooo:paragraph-rsid="006bc855"/>
    </style:style>
    <style:style style:name="P75" style:family="paragraph" style:parent-style-name="Standard">
      <style:paragraph-properties fo:text-align="justify" style:justify-single-word="false"/>
      <style:text-properties officeooo:rsid="006ce8d1" officeooo:paragraph-rsid="006ce8d1"/>
    </style:style>
    <style:style style:name="P76" style:family="paragraph" style:parent-style-name="Standard">
      <style:paragraph-properties fo:text-align="justify" style:justify-single-word="false"/>
      <style:text-properties officeooo:rsid="006ce8d1" officeooo:paragraph-rsid="007493a4"/>
    </style:style>
    <style:style style:name="P77" style:family="paragraph" style:parent-style-name="Standard">
      <style:paragraph-properties fo:text-align="justify" style:justify-single-word="false"/>
      <style:text-properties officeooo:rsid="007493a4" officeooo:paragraph-rsid="007493a4"/>
    </style:style>
    <style:style style:name="P78" style:family="paragraph" style:parent-style-name="Standard">
      <style:text-properties officeooo:rsid="00755432"/>
    </style:style>
    <style:style style:name="P79" style:family="paragraph" style:parent-style-name="Standard">
      <style:paragraph-properties fo:text-align="justify" style:justify-single-word="false"/>
      <style:text-properties officeooo:rsid="00755432" officeooo:paragraph-rsid="00755432"/>
    </style:style>
    <style:style style:name="P80" style:family="paragraph" style:parent-style-name="Standard">
      <style:text-properties officeooo:rsid="007bc5d0" officeooo:paragraph-rsid="007bc5d0"/>
    </style:style>
    <style:style style:name="P81" style:family="paragraph" style:parent-style-name="Standard">
      <style:text-properties officeooo:rsid="007c4f27" officeooo:paragraph-rsid="007c4f27"/>
    </style:style>
    <style:style style:name="P82" style:family="paragraph" style:parent-style-name="Standard">
      <style:paragraph-properties fo:text-align="justify" style:justify-single-word="false"/>
      <style:text-properties officeooo:rsid="007d74fc" officeooo:paragraph-rsid="007d74fc"/>
    </style:style>
    <style:style style:name="P83" style:family="paragraph" style:parent-style-name="Standard">
      <style:paragraph-properties fo:text-align="justify" style:justify-single-word="false"/>
      <style:text-properties officeooo:rsid="007deb7f" officeooo:paragraph-rsid="007deb7f"/>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start" style:justify-single-word="false" fo:break-before="page"/>
      <style:text-properties fo:font-weight="bold" style:font-weight-asian="bold" style:font-weight-complex="bold"/>
    </style:style>
    <style:style style:name="P86" style:family="paragraph" style:parent-style-name="Standard">
      <style:paragraph-properties fo:text-align="justify" style:justify-single-word="false" fo:break-before="page"/>
      <style:text-properties fo:font-weight="normal" style:font-weight-asian="normal" style:font-weight-complex="normal"/>
    </style:style>
    <style:style style:name="P87" style:family="paragraph" style:parent-style-name="Standard">
      <style:paragraph-properties fo:text-align="justify" style:justify-single-word="false" fo:break-before="page"/>
      <style:text-properties officeooo:rsid="006ce8d1" officeooo:paragraph-rsid="00755432"/>
    </style:style>
    <style:style style:name="P88" style:family="paragraph" style:parent-style-name="Code_20_block">
      <style:paragraph-properties fo:break-before="page"/>
    </style:style>
    <style:style style:name="P89" style:family="paragraph" style:parent-style-name="Code_20_block">
      <style:text-properties fo:color="#008000"/>
    </style:style>
    <style:style style:name="P90" style:family="paragraph" style:parent-style-name="Code_20_block">
      <style:text-properties fo:color="#008000" fo:font-weight="normal" style:font-weight-asian="normal" style:font-weight-complex="normal"/>
    </style:style>
    <style:style style:name="P91" style:family="paragraph" style:parent-style-name="Code_20_block">
      <style:text-properties fo:color="#008000" officeooo:paragraph-rsid="0055d704"/>
    </style:style>
    <style:style style:name="P92" style:family="paragraph" style:parent-style-name="Code_20_block">
      <style:text-properties fo:color="#008000" officeooo:paragraph-rsid="005aa935"/>
    </style:style>
    <style:style style:name="P93" style:family="paragraph" style:parent-style-name="Code_20_block">
      <style:text-properties fo:color="#008000" officeooo:rsid="00528047"/>
    </style:style>
    <style:style style:name="P94" style:family="paragraph" style:parent-style-name="Code_20_block">
      <style:text-properties fo:color="#008000" officeooo:rsid="005507df"/>
    </style:style>
    <style:style style:name="P95" style:family="paragraph" style:parent-style-name="Code_20_block">
      <style:text-properties fo:color="#008000" officeooo:rsid="005507df" officeooo:paragraph-rsid="005507df"/>
    </style:style>
    <style:style style:name="P96" style:family="paragraph" style:parent-style-name="Code_20_block">
      <style:text-properties fo:color="#008000" officeooo:rsid="0056dc60" officeooo:paragraph-rsid="0056dc60"/>
    </style:style>
    <style:style style:name="P97" style:family="paragraph" style:parent-style-name="Code_20_block">
      <style:text-properties fo:color="#008000" officeooo:rsid="0059317a"/>
    </style:style>
    <style:style style:name="P98" style:family="paragraph" style:parent-style-name="Code_20_block">
      <style:text-properties fo:color="#008000" officeooo:rsid="0059317a" officeooo:paragraph-rsid="0059317a"/>
    </style:style>
    <style:style style:name="P99" style:family="paragraph" style:parent-style-name="Code_20_block">
      <style:text-properties fo:color="#008000" officeooo:rsid="006ce8d1"/>
    </style:style>
    <style:style style:name="P100" style:family="paragraph" style:parent-style-name="Code_20_block">
      <style:text-properties fo:color="#008000" officeooo:rsid="007c4f27"/>
    </style:style>
    <style:style style:name="P101" style:family="paragraph" style:parent-style-name="Code_20_block">
      <style:text-properties fo:color="#008000" officeooo:rsid="007d74fc"/>
    </style:style>
    <style:style style:name="P102" style:family="paragraph" style:parent-style-name="Code_20_block">
      <style:text-properties fo:color="#008000" officeooo:rsid="007deb7f"/>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paragraph-properties fo:text-align="justify" style:justify-single-word="false"/>
    </style:style>
    <style:style style:name="P105" style:family="paragraph" style:parent-style-name="Code_20_block">
      <style:text-properties officeooo:paragraph-rsid="001c8943"/>
    </style:style>
    <style:style style:name="P106" style:family="paragraph" style:parent-style-name="Code_20_block">
      <style:text-properties officeooo:rsid="001c8943"/>
    </style:style>
    <style:style style:name="P107" style:family="paragraph" style:parent-style-name="Code_20_block">
      <style:text-properties officeooo:rsid="001a40c8"/>
    </style:style>
    <style:style style:name="P108" style:family="paragraph" style:parent-style-name="Code_20_block">
      <style:text-properties officeooo:rsid="001a40c8" officeooo:paragraph-rsid="001a40c8"/>
    </style:style>
    <style:style style:name="P109" style:family="paragraph" style:parent-style-name="Code_20_block">
      <style:text-properties officeooo:rsid="00248e0c"/>
    </style:style>
    <style:style style:name="P110" style:family="paragraph" style:parent-style-name="Code_20_block">
      <style:text-properties officeooo:rsid="0026484a"/>
    </style:style>
    <style:style style:name="P111" style:family="paragraph" style:parent-style-name="Code_20_block">
      <style:text-properties officeooo:rsid="002e1562"/>
    </style:style>
    <style:style style:name="P112" style:family="paragraph" style:parent-style-name="Code_20_block">
      <style:text-properties officeooo:rsid="002e1562" officeooo:paragraph-rsid="00306722"/>
    </style:style>
    <style:style style:name="P113" style:family="paragraph" style:parent-style-name="Code_20_block">
      <style:text-properties officeooo:paragraph-rsid="00332915"/>
    </style:style>
    <style:style style:name="P114" style:family="paragraph" style:parent-style-name="Code_20_block">
      <style:text-properties officeooo:paragraph-rsid="00368219"/>
    </style:style>
    <style:style style:name="P115" style:family="paragraph" style:parent-style-name="Code_20_block">
      <style:text-properties officeooo:rsid="0034057d"/>
    </style:style>
    <style:style style:name="P116" style:family="paragraph" style:parent-style-name="Code_20_block">
      <style:text-properties officeooo:rsid="00332915" officeooo:paragraph-rsid="00332915"/>
    </style:style>
    <style:style style:name="P117" style:family="paragraph" style:parent-style-name="Code_20_block">
      <style:text-properties officeooo:paragraph-rsid="003e84e4"/>
    </style:style>
    <style:style style:name="P118" style:family="paragraph" style:parent-style-name="Code_20_block">
      <style:text-properties officeooo:paragraph-rsid="003fa906"/>
    </style:style>
    <style:style style:name="P119" style:family="paragraph" style:parent-style-name="Code_20_block">
      <style:text-properties officeooo:rsid="0045f55f"/>
    </style:style>
    <style:style style:name="P120" style:family="paragraph" style:parent-style-name="Code_20_block">
      <style:text-properties officeooo:rsid="004e9309"/>
    </style:style>
    <style:style style:name="P121" style:family="paragraph" style:parent-style-name="Code_20_block">
      <style:text-properties officeooo:rsid="004e9309" officeooo:paragraph-rsid="004e9309"/>
    </style:style>
    <style:style style:name="P122" style:family="paragraph" style:parent-style-name="Code_20_block">
      <style:text-properties officeooo:rsid="0050a4de"/>
    </style:style>
    <style:style style:name="P123" style:family="paragraph" style:parent-style-name="Code_20_block">
      <style:text-properties officeooo:rsid="00528047"/>
    </style:style>
    <style:style style:name="P124" style:family="paragraph" style:parent-style-name="Code_20_block">
      <style:text-properties officeooo:rsid="00528047" officeooo:paragraph-rsid="006aa10a"/>
    </style:style>
    <style:style style:name="P125" style:family="paragraph" style:parent-style-name="Code_20_block">
      <style:text-properties officeooo:rsid="00528047" officeooo:paragraph-rsid="006ad288"/>
    </style:style>
    <style:style style:name="P126" style:family="paragraph" style:parent-style-name="Code_20_block">
      <style:text-properties officeooo:rsid="005507df"/>
    </style:style>
    <style:style style:name="P127" style:family="paragraph" style:parent-style-name="Code_20_block">
      <style:text-properties officeooo:rsid="0059317a"/>
    </style:style>
    <style:style style:name="P128" style:family="paragraph" style:parent-style-name="Code_20_block">
      <style:text-properties officeooo:rsid="005e709b"/>
    </style:style>
    <style:style style:name="P129" style:family="paragraph" style:parent-style-name="Code_20_block">
      <style:text-properties officeooo:paragraph-rsid="0063c6ad"/>
    </style:style>
    <style:style style:name="P130" style:family="paragraph" style:parent-style-name="Code_20_block">
      <style:text-properties officeooo:rsid="00609497"/>
    </style:style>
    <style:style style:name="P131" style:family="paragraph" style:parent-style-name="Code_20_block">
      <style:text-properties officeooo:rsid="0063c6ad"/>
    </style:style>
    <style:style style:name="P132" style:family="paragraph" style:parent-style-name="Code_20_block">
      <style:text-properties officeooo:rsid="00642854"/>
    </style:style>
    <style:style style:name="P133" style:family="paragraph" style:parent-style-name="Code_20_block">
      <style:text-properties officeooo:rsid="00642854" officeooo:paragraph-rsid="00642854"/>
    </style:style>
    <style:style style:name="P134" style:family="paragraph" style:parent-style-name="Code_20_block">
      <style:text-properties officeooo:rsid="00642854" officeooo:paragraph-rsid="0064d9fb"/>
    </style:style>
    <style:style style:name="P135" style:family="paragraph" style:parent-style-name="Code_20_block">
      <style:text-properties officeooo:paragraph-rsid="006ce8d1"/>
    </style:style>
    <style:style style:name="P136" style:family="paragraph" style:parent-style-name="Code_20_block">
      <style:text-properties officeooo:rsid="006ce8d1"/>
    </style:style>
    <style:style style:name="P137" style:family="paragraph" style:parent-style-name="Code_20_block">
      <style:text-properties officeooo:rsid="006ce8d1" officeooo:paragraph-rsid="0070305b"/>
    </style:style>
    <style:style style:name="P138" style:family="paragraph" style:parent-style-name="Code_20_block">
      <style:text-properties officeooo:rsid="007493a4"/>
    </style:style>
    <style:style style:name="P139" style:family="paragraph" style:parent-style-name="Code_20_block">
      <style:text-properties officeooo:rsid="00755432"/>
    </style:style>
    <style:style style:name="P140" style:family="paragraph" style:parent-style-name="Code_20_block">
      <style:text-properties officeooo:rsid="00769e2d"/>
    </style:style>
    <style:style style:name="P141" style:family="paragraph" style:parent-style-name="Code_20_block">
      <style:text-properties officeooo:rsid="00769e2d" officeooo:paragraph-rsid="0079d91a"/>
    </style:style>
    <style:style style:name="P142" style:family="paragraph" style:parent-style-name="Code_20_block">
      <style:text-properties officeooo:rsid="007c4f27"/>
    </style:style>
    <style:style style:name="P143" style:family="paragraph" style:parent-style-name="Code_20_block">
      <style:text-properties officeooo:rsid="007d74fc"/>
    </style:style>
    <style:style style:name="P144" style:family="paragraph" style:parent-style-name="Code_20_block">
      <style:text-properties officeooo:rsid="007deb7f"/>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style:font-name="Courier New1"/>
    </style:style>
    <style:style style:name="P147" style:family="paragraph" style:parent-style-name="Heading_20_1" style:master-page-name="Standard">
      <style:paragraph-properties style:page-number="auto"/>
    </style:style>
    <style:style style:name="P148" style:family="paragraph" style:parent-style-name="Standard" style:list-style-name="List_20_2"/>
    <style:style style:name="P149" style:family="paragraph" style:parent-style-name="Standard" style:list-style-name="List_20_2">
      <style:text-properties officeooo:paragraph-rsid="003e84e4"/>
    </style:style>
    <style:style style:name="P150" style:family="paragraph" style:parent-style-name="Standard" style:list-style-name="List_20_2">
      <style:paragraph-properties fo:text-align="justify" style:justify-single-word="false"/>
    </style:style>
    <style:style style:name="P151" style:family="paragraph" style:parent-style-name="Standard" style:list-style-name="List_20_2">
      <style:paragraph-properties fo:text-align="justify" style:justify-single-word="false"/>
      <style:text-properties officeooo:paragraph-rsid="002c1070"/>
    </style:style>
    <style:style style:name="P152" style:family="paragraph" style:parent-style-name="Standard" style:list-style-name="List_20_2">
      <style:paragraph-properties fo:text-align="justify" style:justify-single-word="false"/>
      <style:text-properties officeooo:paragraph-rsid="00642854"/>
    </style:style>
    <style:style style:name="P153" style:family="paragraph" style:parent-style-name="Standard" style:list-style-name="List_20_1">
      <style:paragraph-properties fo:text-align="justify" style:justify-single-word="false"/>
      <style:text-properties officeooo:paragraph-rsid="0045f55f"/>
    </style:style>
    <style:style style:name="P154" style:family="paragraph" style:parent-style-name="Standard" style:list-style-name="List_20_1"/>
    <style:style style:name="P155" style:family="paragraph" style:parent-style-name="Standard" style:list-style-name="List_20_2">
      <style:paragraph-properties fo:text-align="justify" style:justify-single-word="false"/>
      <style:text-properties fo:font-weight="normal" style:font-weight-asian="normal" style:font-weight-complex="normal"/>
    </style:style>
    <style:style style:name="P156" style:family="paragraph" style:parent-style-name="Standard" style:list-style-name="List_20_1">
      <style:paragraph-properties fo:text-align="justify" style:justify-single-word="false"/>
      <style:text-properties officeooo:rsid="001ad4c5" officeooo:paragraph-rsid="001ad4c5"/>
    </style:style>
    <style:style style:name="P157" style:family="paragraph" style:parent-style-name="Standard" style:list-style-name="List_20_2">
      <style:paragraph-properties fo:text-align="justify" style:justify-single-word="false"/>
      <style:text-properties officeooo:rsid="00248e0c" officeooo:paragraph-rsid="002c1070"/>
    </style:style>
    <style:style style:name="P158" style:family="paragraph" style:parent-style-name="Standard" style:list-style-name="List_20_2">
      <style:paragraph-properties fo:text-align="justify" style:justify-single-word="false"/>
      <style:text-properties officeooo:rsid="00248e0c" officeooo:paragraph-rsid="00642854"/>
    </style:style>
    <style:style style:name="P159" style:family="paragraph" style:parent-style-name="Standard" style:list-style-name="List_20_1">
      <style:paragraph-properties fo:text-align="justify" style:justify-single-word="false"/>
      <style:text-properties officeooo:rsid="0045f55f" officeooo:paragraph-rsid="0045f55f"/>
    </style:style>
    <style:style style:name="P160" style:family="paragraph" style:parent-style-name="Heading_20_2">
      <style:text-properties officeooo:rsid="006bc855"/>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248e0c"/>
    </style:style>
    <style:style style:name="P163" style:family="paragraph" style:parent-style-name="Heading_20_2">
      <style:paragraph-properties fo:break-before="page"/>
      <style:text-properties officeooo:rsid="00609497"/>
    </style:style>
    <style:style style:name="P164" style:family="paragraph" style:parent-style-name="Heading_20_2">
      <style:paragraph-properties fo:break-before="page"/>
      <style:text-properties officeooo:rsid="00435289"/>
    </style:style>
    <style:style style:name="P165" style:family="paragraph" style:parent-style-name="Heading_20_2">
      <style:paragraph-properties fo:break-before="page"/>
      <style:text-properties officeooo:paragraph-rsid="005fac0c"/>
    </style:style>
    <style:style style:name="P166" style:family="paragraph" style:parent-style-name="Heading_20_3">
      <style:text-properties officeooo:rsid="0034057d" officeooo:paragraph-rsid="0034057d"/>
    </style:style>
    <style:style style:name="P167" style:family="paragraph" style:parent-style-name="Heading_20_3">
      <style:text-properties officeooo:rsid="001a2c23"/>
    </style:style>
    <style:style style:name="P168" style:family="paragraph" style:parent-style-name="Heading_20_3">
      <style:text-properties officeooo:rsid="00459a7d"/>
    </style:style>
    <style:style style:name="P169" style:family="paragraph" style:parent-style-name="Heading_20_3">
      <style:text-properties officeooo:rsid="0045f55f"/>
    </style:style>
    <style:style style:name="P170" style:family="paragraph" style:parent-style-name="Heading_20_3">
      <style:text-properties officeooo:rsid="006bc855"/>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rsid="00459a7d"/>
    </style:style>
    <style:style style:name="P173"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fo:color="#008000" officeooo:rsid="00850990"/>
    </style:style>
    <style:style style:name="T37" style:family="text">
      <style:text-properties fo:color="#008000" officeooo:rsid="0086ba63"/>
    </style:style>
    <style:style style:name="T38" style:family="text">
      <style:text-properties fo:color="#008000" officeooo:rsid="0088bf12"/>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0332915"/>
    </style:style>
    <style:style style:name="T41" style:family="text">
      <style:text-properties style:text-underline-style="solid" style:text-underline-width="auto" style:text-underline-color="font-color" officeooo:rsid="003b45d1"/>
    </style:style>
    <style:style style:name="T42" style:family="text">
      <style:text-properties style:text-position="-10% 85%"/>
    </style:style>
    <style:style style:name="T43" style:family="text">
      <style:text-properties fo:font-style="normal" style:font-style-asian="normal" style:font-style-complex="normal"/>
    </style:style>
    <style:style style:name="T44" style:family="text">
      <style:text-properties fo:font-style="normal" officeooo:rsid="003730f1"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officeooo:rsid="00332915" style:font-style-asian="normal" style:font-style-complex="normal"/>
    </style:style>
    <style:style style:name="T47" style:family="text">
      <style:text-properties fo:font-style="normal" style:text-underline-style="solid" style:text-underline-width="auto" style:text-underline-color="font-color" officeooo:rsid="003b45d1" style:font-style-asian="normal" style:font-style-complex="normal"/>
    </style:style>
    <style:style style:name="T48" style:family="text">
      <style:text-properties fo:font-style="normal" fo:font-weight="normal" officeooo:rsid="00332915"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32915" style:font-weight-asian="normal" style:font-weight-complex="normal"/>
    </style:style>
    <style:style style:name="T51" style:family="text">
      <style:text-properties fo:font-weight="normal" officeooo:rsid="00368219" style:font-weight-asian="normal"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officeooo:rsid="001a2c23"/>
    </style:style>
    <style:style style:name="T54" style:family="text">
      <style:text-properties officeooo:rsid="001a40c8"/>
    </style:style>
    <style:style style:name="T55" style:family="text">
      <style:text-properties officeooo:rsid="001ad4c5"/>
    </style:style>
    <style:style style:name="T56" style:family="text">
      <style:text-properties officeooo:rsid="001c8943"/>
    </style:style>
    <style:style style:name="T57" style:family="text">
      <style:text-properties officeooo:rsid="0022c4e0"/>
    </style:style>
    <style:style style:name="T58" style:family="text">
      <style:text-properties officeooo:rsid="00248e0c"/>
    </style:style>
    <style:style style:name="T59" style:family="text">
      <style:text-properties officeooo:rsid="0026484a"/>
    </style:style>
    <style:style style:name="T60" style:family="text">
      <style:text-properties officeooo:rsid="002a9ce4"/>
    </style:style>
    <style:style style:name="T61" style:family="text">
      <style:text-properties officeooo:rsid="002c1070"/>
    </style:style>
    <style:style style:name="T62" style:family="text">
      <style:text-properties officeooo:rsid="002c3e31"/>
    </style:style>
    <style:style style:name="T63" style:family="text">
      <style:text-properties officeooo:rsid="002f8517"/>
    </style:style>
    <style:style style:name="T64" style:family="text">
      <style:text-properties officeooo:rsid="00316ddf"/>
    </style:style>
    <style:style style:name="T65" style:family="text">
      <style:text-properties officeooo:rsid="00332915"/>
    </style:style>
    <style:style style:name="T66" style:family="text">
      <style:text-properties officeooo:rsid="0034057d"/>
    </style:style>
    <style:style style:name="T67" style:family="text">
      <style:text-properties officeooo:rsid="00368219"/>
    </style:style>
    <style:style style:name="T68" style:family="text">
      <style:text-properties officeooo:rsid="003b45d1"/>
    </style:style>
    <style:style style:name="T69" style:family="text">
      <style:text-properties officeooo:rsid="003ca778"/>
    </style:style>
    <style:style style:name="T70" style:family="text">
      <style:text-properties officeooo:rsid="003e84e4"/>
    </style:style>
    <style:style style:name="T71" style:family="text">
      <style:text-properties officeooo:rsid="003fa906"/>
    </style:style>
    <style:style style:name="T72" style:family="text">
      <style:text-properties officeooo:rsid="004152a3"/>
    </style:style>
    <style:style style:name="T73" style:family="text">
      <style:text-properties officeooo:rsid="00459a7d"/>
    </style:style>
    <style:style style:name="T74" style:family="text">
      <style:text-properties officeooo:rsid="0045f55f"/>
    </style:style>
    <style:style style:name="T75" style:family="text">
      <style:text-properties officeooo:rsid="0048e6c4"/>
    </style:style>
    <style:style style:name="T76" style:family="text">
      <style:text-properties officeooo:rsid="004c35cd"/>
    </style:style>
    <style:style style:name="T77" style:family="text">
      <style:text-properties officeooo:rsid="004cd2a6"/>
    </style:style>
    <style:style style:name="T78" style:family="text">
      <style:text-properties officeooo:rsid="004e9309"/>
    </style:style>
    <style:style style:name="T79" style:family="text">
      <style:text-properties officeooo:rsid="0050a4de"/>
    </style:style>
    <style:style style:name="T80" style:family="text">
      <style:text-properties officeooo:rsid="00528047"/>
    </style:style>
    <style:style style:name="T81" style:family="text">
      <style:text-properties officeooo:rsid="005507df"/>
    </style:style>
    <style:style style:name="T82" style:family="text">
      <style:text-properties officeooo:rsid="0055d704"/>
    </style:style>
    <style:style style:name="T83" style:family="text">
      <style:text-properties officeooo:rsid="0056dc60"/>
    </style:style>
    <style:style style:name="T84" style:family="text">
      <style:text-properties officeooo:rsid="0059317a"/>
    </style:style>
    <style:style style:name="T85" style:family="text">
      <style:text-properties officeooo:rsid="005aa935"/>
    </style:style>
    <style:style style:name="T86" style:family="text">
      <style:text-properties officeooo:rsid="005dda73"/>
    </style:style>
    <style:style style:name="T87" style:family="text">
      <style:text-properties officeooo:rsid="00609497"/>
    </style:style>
    <style:style style:name="T88" style:family="text">
      <style:text-properties officeooo:rsid="0063c6ad"/>
    </style:style>
    <style:style style:name="T89" style:family="text">
      <style:text-properties officeooo:rsid="00642854"/>
    </style:style>
    <style:style style:name="T90" style:family="text">
      <style:text-properties officeooo:rsid="0064d9fb"/>
    </style:style>
    <style:style style:name="T91" style:family="text">
      <style:text-properties officeooo:rsid="00657e41"/>
    </style:style>
    <style:style style:name="T92" style:family="text">
      <style:text-properties officeooo:rsid="0068b609"/>
    </style:style>
    <style:style style:name="T93" style:family="text">
      <style:text-properties officeooo:rsid="006bc855"/>
    </style:style>
    <style:style style:name="T94" style:family="text">
      <style:text-properties officeooo:rsid="006ce8d1"/>
    </style:style>
    <style:style style:name="T95" style:family="text">
      <style:text-properties officeooo:rsid="0070305b"/>
    </style:style>
    <style:style style:name="T96" style:family="text">
      <style:text-properties officeooo:rsid="0071bbf1"/>
    </style:style>
    <style:style style:name="T97" style:family="text">
      <style:text-properties officeooo:rsid="007339e0"/>
    </style:style>
    <style:style style:name="T98" style:family="text">
      <style:text-properties officeooo:rsid="007493a4"/>
    </style:style>
    <style:style style:name="T99" style:family="text">
      <style:text-properties officeooo:rsid="00755432"/>
    </style:style>
    <style:style style:name="T100" style:family="text">
      <style:text-properties officeooo:rsid="00769e2d"/>
    </style:style>
    <style:style style:name="T101" style:family="text">
      <style:text-properties officeooo:rsid="007c4f27"/>
    </style:style>
    <style:style style:name="T102" style:family="text">
      <style:text-properties officeooo:rsid="007d74fc"/>
    </style:style>
    <style:style style:name="T103" style:family="text">
      <style:text-properties officeooo:rsid="007f6342"/>
    </style:style>
    <style:style style:name="T104" style:family="text">
      <style:text-properties officeooo:rsid="007f8bb8"/>
    </style:style>
    <style:style style:name="T105" style:family="text">
      <style:text-properties officeooo:rsid="00812a63"/>
    </style:style>
    <style:style style:name="T106" style:family="text">
      <style:text-properties officeooo:rsid="0083e1d9"/>
    </style:style>
    <style:style style:name="T107" style:family="text">
      <style:text-properties officeooo:rsid="00850990"/>
    </style:style>
    <style:style style:name="T108" style:family="text">
      <style:text-properties officeooo:rsid="008a94b8"/>
    </style:style>
    <style:style style:name="T109" style:family="text">
      <style:text-properties officeooo:rsid="008f81d5"/>
    </style:style>
    <style:style style:name="T110" style:family="text">
      <style:text-properties officeooo:rsid="0090383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06200907603500399" text:style-name="Outline">
        <text:list-item>
          <text:h text:style-name="P147"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40738974"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9">Note</text:span>: <text:span text:style-name="T8">all JPPF built-in MBeans are implemented via this mechanism</text:span><text:span text:style-name="T43">.</text:span></text:p>
      <text:p text:style-name="P27"/>
      <text:p text:style-name="P24"><text:span text:style-name="T45">Related sample</text:span><text:span text:style-name="T43">: “Custom MBeans” sample in the JPPF samples pack.</text:span></text:p>
      <text:list xml:id="list40746828"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5183130346632856004" text:style-name="List_20_2">
        <text:list-item>
          <text:p text:style-name="P150">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5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5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50">the MBean provider interface must have a public no-arg constructor</text:p>
        </text:list-item>
      </text:list>
      <text:list xml:id="list40745125" text:continue-list="list40746828"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8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40749605"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5/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8690530862898934843" text:style-name="List_20_1">
        <text:list-item>
          <text:p text:style-name="P154">the implemented interface is <text:span text:style-name="Code_20_char">JPPFDriverMbeanProvider</text:span>, and its <text:span text:style-name="Code_20_char">createMBean()</text:span> method takes no parameter</text:p>
        </text:list-item>
        <text:list-item>
          <text:p text:style-name="P154">we gave a different object name to our MBean: “<text:span text:style-name="Code_20_char">…,</text:span><text:span text:style-name="Code_20_char"><text:span text:style-name="T1">type=driver</text:span></text:span>”</text:p>
        </text:list-item>
        <text:list-item>
          <text:p text:style-name="P154">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40756233" text:continue-list="list40749605" text:style-name="Outline">
        <text:list-item>
          <text:list>
            <text:list-item>
              <text:h text:style-name="P161"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40736364" text:continue-list="list5183130346632856004" text:style-name="List_20_2">
        <text:list-item>
          <text:p text:style-name="P155">the provider interface for a node or server startup class extends the interface <text:a xlink:type="simple" xlink:href="http://www.jppf.org/api-5/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55">the provider interface implementation must have a no-arg constructor</text:p>
        </text:list-item>
        <text:list-item>
          <text:p text:style-name="P155">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9">Related sample</text:span>: “Startup Classes” sample in the JPPF samples pack.</text:p>
      <text:list xml:id="list40762766" text:continue-list="list40756233"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9">Important note</text:span>: <text:span text:style-name="T8">when a node startup class is deployed on the server, the objects it creates (for instance as singletons) can be reused from within the tasks executed by the node</text:span>.</text:p>
      <text:p text:style-name="P1"/>
      <text:list xml:id="list40767995" text:continue-numbering="true" text:style-name="Outline">
        <text:list-item>
          <text:list>
            <text:list-item>
              <text:list>
                <text:list-item>
                  <text:h text:style-name="P171"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40757548" text:continue-numbering="true" text:style-name="Outline">
        <text:list-item>
          <text:list>
            <text:list-item>
              <text:h text:style-name="P161"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L<text:span text:style-name="T42">1</text:span></text:p>
          </table:table-cell>
          <table:table-cell table:style-name="Table1.A1" office:value-type="string">
            <text:p text:style-name="P145">Block<text:span text:style-name="T42">1</text:span></text:p>
          </table:table-cell>
          <table:table-cell table:style-name="Table1.A1" office:value-type="string">
            <text:p text:style-name="P146">.....</text:p>
          </table:table-cell>
          <table:table-cell table:style-name="Table1.A1" office:value-type="string">
            <text:p text:style-name="P145">L<text:span text:style-name="T42">n</text:span></text:p>
          </table:table-cell>
          <table:table-cell table:style-name="Table1.E1" office:value-type="string">
            <text:p text:style-name="P145">Block<text:span text:style-name="T42">n</text:span></text:p>
          </table:table-cell>
        </table:table-row>
      </table:table>
      <text:p text:style-name="P24"/>
      <text:p text:style-name="P24">Where:</text:p>
      <text:p text:style-name="P24"/>
      <text:list xml:id="list40767596" text:continue-list="list40736364" text:style-name="List_20_2">
        <text:list-item>
          <text:p text:style-name="P155">Block<text:span text:style-name="T42">1</text:span>, ..., Block<text:span text:style-name="T42">n </text:span>are separate blocks of data constituting the message</text:p>
        </text:list-item>
        <text:list-item>
          <text:p text:style-name="P155">L<text:span text:style-name="T42">1</text:span>, ..., L<text:span text:style-name="T42">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9">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103"><text:s text:c="2"/>public interface JPPFDataTransform {</text:p>
      <text:p text:style-name="P90"><text:s text:c="4"/>// Transform a block of data into another, transformed one.</text:p>
      <text:p text:style-name="P90"><text:s text:c="4"/>// This operation must be such that the result of unwrapping the data of the</text:p>
      <text:p text:style-name="P90"><text:s text:c="4"/>// destination must be the equal to the source data</text:p>
      <text:p text:style-name="P103"><text:s text:c="4"/>void wrap(InputStream source, OutputStream destination) throws Exception;</text:p>
      <text:p text:style-name="P103"><text:s text:c="2"/></text:p>
      <text:p text:style-name="Code_20_block"><text:span text:style-name="T49"><text:s text:c="4"/></text:span><text:span text:style-name="T16">// Transform a block of data into another, reverse-transformed one</text:span></text:p>
      <text:p text:style-name="P90"><text:s text:c="4"/>// This method is the reverse operation with regards to wrap()</text:p>
      <text:p text:style-name="P103"><text:s text:c="4"/>void unwrap(InputStream source, OutputStream destination) throws Exception;</text:p>
      <text:p text:style-name="P103"><text:s text:c="2"/>}</text:p>
      <text:p text:style-name="P24"/>
      <text:p text:style-name="P1"><text:span text:style-name="T49">One very important thing to note is that the sequential application of the </text:span><text:span text:style-name="Code_20_char"><text:span text:style-name="T49">wrap()</text:span></text:span><text:span text:style-name="T49"> and </text:span><text:span text:style-name="Code_20_char"><text:span text:style-name="T49">unwrap()</text:span></text:span><text:span text:style-name="T49"> methods </text:span>must return exactly the original data<text:span text:style-name="T49">.</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88"><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40736168" text:continue-list="list40757548" text:style-name="Outline">
        <text:list-item>
          <text:list>
            <text:list-item>
              <text:h text:style-name="P161" text:outline-level="2"><text:span text:style-name="T65">A</text:span>lternate object <text:span text:style-name="T65">serialization schemes</text:span></text:h>
            </text:list-item>
          </text:list>
        </text:list-item>
      </text:list>
      <text:p text:style-name="P25"><text:span text:style-name="T65">Throughout its implementation, </text:span>JPPF performs objects transport and associated serialization by the means of <text:span text:style-name="T65">a single interface: </text:span><text:a xlink:type="simple" xlink:href="http://www.jppf.org/api-5/index.html?org/jppf/serialization/JPPFSerialization.html"><text:span text:style-name="T65">JPPFSerialization</text:span></text:a>. <text:span text:style-name="T65">By configuring a specific implementation of this interface, you can change the way object serialization and deserialization are performed in a JPPF grid.</text:span></text:p>
      <text:p text:style-name="P26"/>
      <text:p text:style-name="P18"><text:span text:style-name="T40">Note </text:span><text:span text:style-name="T41">1</text:span><text:span text:style-name="T65">: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6">Note </text:span><text:span text:style-name="T47">2</text:span><text:span text:style-name="T48">: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40751288" text:continue-numbering="true" text:style-name="Outline">
        <text:list-item>
          <text:list>
            <text:list-item>
              <text:list>
                <text:list-item>
                  <text:h text:style-name="P166" text:outline-level="3">Implementation</text:h>
                </text:list-item>
              </text:list>
            </text:list-item>
          </text:list>
        </text:list-item>
      </text:list>
      <text:p text:style-name="P47"><text:span text:style-name="T66">To create a new serialization scheme, you simply need to implement </text:span><text:a xlink:type="simple" xlink:href="http://www.jppf.org/api-5/index.html?org/jppf/serialization/JPPFSerialization.html"><text:span text:style-name="T50">JPPFSerialization</text:span></text:a><text:span text:style-name="T66">, defined as follows:</text:span></text:p>
      <text:p text:style-name="P49"/>
      <text:p text:style-name="P115">public interface JPPFSerialization {</text:p>
      <text:p text:style-name="P115"><text:s text:c="2"/></text:p>
      <text:p text:style-name="Code_20_block"><text:span text:style-name="T66"><text:s text:c="2"/></text:span><text:span text:style-name="T22">// Serialize an object into the specified output stream</text:span></text:p>
      <text:p text:style-name="P115"><text:s text:c="2"/>void serialize(Object o, OutputStream os) throws Exception;</text:p>
      <text:p text:style-name="P115"><text:s text:c="2"/></text:p>
      <text:p text:style-name="Code_20_block"><text:span text:style-name="T66"><text:s text:c="2"/></text:span><text:span text:style-name="T22">// Deserialize an object from the specified input stream</text:span></text:p>
      <text:p text:style-name="P115"><text:s text:c="2"/>Object deserialize(InputStream is) throws Exception;</text:p>
      <text:p text:style-name="P115">}</text:p>
      <text:p text:style-name="P48"/>
      <text:p text:style-name="P49">For example, we could wrap the default Java serialization into a serialization scheme as follows:</text:p>
      <text:p text:style-name="P49"/>
      <text:p text:style-name="P115"><text:s text:c="2"/>public class DefaultJavaSerialization implements JPPFSerialization {</text:p>
      <text:p text:style-name="P115"><text:s text:c="4"/>@Override</text:p>
      <text:p text:style-name="P115"><text:s text:c="4"/>public void serialize(final Object o, final OutputStream os) throws Exception {</text:p>
      <text:p text:style-name="P115"><text:s text:c="6"/>new ObjectOutputStream(os).writeObject(o);</text:p>
      <text:p text:style-name="P115"><text:s text:c="4"/>}</text:p>
      <text:p text:style-name="P115"><text:s text:c="2"/></text:p>
      <text:p text:style-name="P115"><text:s text:c="4"/>@Override</text:p>
      <text:p text:style-name="P115"><text:s text:c="4"/>public Object deserialize(final InputStream is) throws Exception {</text:p>
      <text:p text:style-name="P115"><text:s text:c="6"/>return new ObjectInputStream(is).readObject();</text:p>
      <text:p text:style-name="P115"><text:s text:c="4"/>}</text:p>
      <text:p text:style-name="P115"><text:s text:c="2"/>}</text:p>
      <text:list xml:id="list40750142" text:continue-numbering="true" text:style-name="Outline">
        <text:list-item>
          <text:list>
            <text:list-item>
              <text:list>
                <text:list-item>
                  <text:h text:style-name="Heading_20_3" text:outline-level="3">Specifying the <text:span text:style-name="T65">JPPFSerialization</text:span> implementation class</text:h>
                </text:list-item>
              </text:list>
            </text:list-item>
          </text:list>
        </text:list-item>
      </text:list>
      <text:p text:style-name="P22">This is done in the JPPF configuration file, by adding th<text:span text:style-name="T65">is</text:span> propert<text:span text:style-name="T65">y</text:span>:</text:p>
      <text:p text:style-name="P22"/>
      <text:p text:style-name="P113"><text:span text:style-name="T15"># </text:span><text:span text:style-name="T21">Define the implementation of the JPPF serialization scheme</text:span></text:p>
      <text:p text:style-name="P116">jppf.object.serialization.class = my_package.MyJPPFSerialization</text:p>
      <text:p text:style-name="P50"/>
      <text:p text:style-name="P46"><text:span text:style-name="T65">Where </text:span><text:span text:style-name="T10">my_package.MyJPPFSerialization</text:span><text:span text:style-name="T65"> implements the interface </text:span><text:a xlink:type="simple" xlink:href="http://www.jppf.org/api-5/index.html?org/jppf/serialization/JPPFSerialization.html"><text:span text:style-name="T50">JPPFSerialization</text:span></text:a><text:span text:style-name="T65">.</text:span></text:p>
      <text:list xml:id="list40758464"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40748660"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67">The corresponding implementation class is </text:span><text:a xlink:type="simple" xlink:href="http://www.jppf.org/api-5/index.html?org/jppf/serialization/DefaultJavaSerialization.html"><text:span text:style-name="T67">DefaultJavaSerialization</text:span></text:a><text:span text:style-name="T67">.</text:span></text:p>
      <text:list xml:id="list40757854"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86">The JPPF implementation relies on an extension of the standard mechanism by defining 2 new classes:</text:p>
      <text:p text:style-name="P24"><text:a xlink:type="simple" xlink:href="http://www.jppf.org/api-5/index.html?org/jppf/serialization/JPPFObjectInputStream.html">JPPFObjectInputStream</text:a> and <text:a xlink:type="simple" xlink:href="http://www.jppf.org/api-5/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9">This implementation is also slower than the default Java one: serialization and deserialization of an object graph takes generally around 50% more time. This overhead will be signif</text:span><text:span text:style-name="T51">i</text:span><text:span text:style-name="T49">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89"># configure the object stream builder implementation</text:p>
      <text:p text:style-name="P114"><text:span text:style-name="T65">jppf.object.serialization.class = </text:span><text:span text:style-name="T67">org.jppf.serialization.DefaultJPPFSerialization</text:span></text:p>
      <text:list xml:id="list40764288"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3">JPPF has a built-in Object Stream Builder that uses XStream to provide XML serialization: </text:span><text:a xlink:type="simple" xlink:href="http://www.jppf.org/api-5/index.html?org/jppf/serialization/XstreamSerialization.html"><text:span text:style-name="T43">Xstream</text:span></text:a><text:a xlink:type="simple" xlink:href="http://www.jppf.org/api-5/index.html?org/jppf/serialization/XstreamSerialization.html"><text:span text:style-name="T44">Serialization</text:span></text:a><text:span text:style-name="T43">.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3"><text:s text:c="2"/>jppf.object.stream.builder = org.jppf.serialization.Xstream</text:span></text:span><text:span text:style-name="Code_20_char"><text:span text:style-name="T44">Serialization</text:span></text:span></text:p>
      <text:p text:style-name="P28"/>
      <text:p text:style-name="P28">in the JPPF configuration files. </text:p>
      <text:p text:style-name="P28"/>
      <text:p text:style-name="P22"><text:span text:style-name="T43">You will also need the XStream 1.3 (or later) jar file and the xpp3 jar file available in the </text:span><text:a xlink:type="simple" xlink:href="http://xstream.codehaus.org/"><text:span text:style-name="T43">XStream</text:span></text:a><text:span text:style-name="T43"> distribution</text:span></text:p>
      <text:list xml:id="list40739242" text:continue-numbering="true" text:style-name="Outline">
        <text:list-item>
          <text:list>
            <text:list-item>
              <text:list>
                <text:list-item>
                  <text:list>
                    <text:list-item>
                      <text:h text:style-name="P173" text:outline-level="4">Kryo serialization sample</text:h>
                    </text:list-item>
                  </text:list>
                </text:list-item>
              </text:list>
            </text:list-item>
          </text:list>
        </text:list-item>
      </text:list>
      <text:p text:style-name="P29"><text:span text:style-name="T68">The </text:span><text:a xlink:type="simple" xlink:href="http://www.jppf.org/samples-pack/KryoSerializer/Readme.php"><text:span text:style-name="T68">Kryo serialization sample</text:span></text:a><text:span text:style-name="T68"> provides an implementation of JPPFSerialization which uses the </text:span><text:a xlink:type="simple" xlink:href="http://code.google.com/p/kryo/"><text:span text:style-name="T68">Kryo</text:span></text:a><text:span text:style-name="T68"> library for serializing and des</text:span><text:span text:style-name="T69">e</text:span><text:span text:style-name="T68">rializing Java objects.</text:span></text:p>
      <text:list xml:id="list40755693" text:continue-numbering="true" text:style-name="Outline">
        <text:list-item>
          <text:list>
            <text:list-item>
              <text:h text:style-name="P161" text:outline-level="2">Creating a custom load-balancer</text:h>
            </text:list-item>
          </text:list>
        </text:list-item>
      </text:list>
      <text:p text:style-name="Standard"><text:span text:style-name="T39">Related sample</text:span>: “<text:a xlink:type="simple" xlink:href="http://www.jppf.org/samples-pack/CustomLoadBalancer/Readme.php">CustomLoadBalancer</text:a>” in the JPPF samples pack.</text:p>
      <text:list xml:id="list40766092"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40757095" text:continue-list="list40767596" text:style-name="List_20_2">
        <text:list-item>
          <text:p text:style-name="P150">when the server starts up, it creates a bundler instance based on the load-balancing algorithm specified in the configuration file</text:p>
        </text:list-item>
        <text:list-item>
          <text:p text:style-name="P15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50">when a node is disconnected, the server will call the <text:span text:style-name="Code_20_char">dispose()</text:span> method on the corresponding bundler, then discard it</text:p>
        </text:list-item>
        <text:list-item>
          <text:p text:style-name="P15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9">Note</text:span>: <text:span text:style-name="T8">all JPPF built-in load balancing algorithms are implemented and plugged-in as custom algorithms</text:span></text:p>
      <text:list xml:id="list40752097" text:continue-list="list40766092"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5/index.html?org/jppf/load/balancer/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text:span text:style-name="Code_20_char">TypedProperties</text:span></text:a> parameter, which will allow us to read the size parameter from the JPPF configuration file.</text:p>
      <text:p text:style-name="P1"/>
      <text:p text:style-name="P1"/>
      <text:p text:style-name="P8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9">Tip</text:span>: <text:span text:style-name="T8">if your algorithm depends on the number of nodes, you can use a bundler instances count as a static variable in your implementation, and use the </text:span><text:span text:style-name="Code_20_char"><text:span text:style-name="T43">setup()</text:span></text:span><text:span text:style-name="T8"> and </text:span><text:span text:style-name="Code_20_char"><text:span text:style-name="T43">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40742861" text:continue-numbering="true" text:style-name="Outline">
        <text:list-item>
          <text:list>
            <text:list-item>
              <text:list>
                <text:list-item>
                  <text:h text:style-name="P171"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40761524"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8">load.balancer</text:span></text:span><text:span text:style-name="Code_20_char">.</text:span><text:span text:style-name="Code_20_char"><text:span text:style-name="T108">spi</text:span></text:span><text:span text:style-name="Code_20_char">.</text:span><text:span text:style-name="Code_20_char"><text:span text:style-name="T108">JPPF</text:span></text:span><text:span text:style-name="Code_20_char">BundlerProvider</text:span>, and open it in a text editor. In the editor, we add a single line containing the fully qualified name of our provider implementation:</text:p>
      <text:p text:style-name="P1"/>
      <text:p text:style-name="P104"><text:s text:c="2"/>org.jppf.<text:span text:style-name="T108">load.balancer</text:span>.<text:span text:style-name="T108">spi</text:span>.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40764928"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40758361" text:continue-list="list8690530862898934843" text:style-name="List_20_1">
        <text:list-item>
          <text:p text:style-name="P154">when the node connects to the server</text:p>
        </text:list-item>
        <text:list-item>
          <text:p text:style-name="P154">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text:span text:style-name="Code_20_char">NodeAwareness</text:span></text:a> can be found in the CustomLoadBalancer sample, in the JPPF samples pack.</text:p>
      <text:list xml:id="list40762375" text:continue-list="list40764928"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text:span text:style-name="Code_20_char">JobAwareness</text:span></text:a>, defined as follows:</text:p>
      <text:p text:style-name="P1"/>
      <text:p text:style-name="P89"><text:s text:c="2"/>// Bundler implementations should implement this interface</text:p>
      <text:p text:style-name="P89"><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40762493" text:continue-numbering="true" text:style-name="Outline">
        <text:list-item>
          <text:list>
            <text:list-item>
              <text:h text:style-name="P161"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text:span text:style-name="Code_20_char">JPPFSystemInformation</text:span></text:a>.</text:p>
      <text:p text:style-name="P1"/>
      <text:p text:style-name="P6"><text:span text:style-name="T2">Note</text:span><text:span text:style-name="T57">: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40748425" text:continue-list="list40757095" text:style-name="List_20_2">
        <text:list-item>
          <text:p text:style-name="P150">create a file named <text:span text:style-name="T1">org.jppf.server.event.NodeConnectionListener</text:span> in the <text:span text:style-name="T1">META-INF/services</text:span> folder</text:p>
        </text:list-item>
        <text:list-item>
          <text:p text:style-name="P14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50">create a jar with your code and and service definition file and add it to the driver's classpath, or simply add your classes folder to the driver's classpath.</text:p>
        </text:list-item>
      </text:list>
      <text:p text:style-name="P1"/>
      <text:list xml:id="list40747094" text:continue-list="list40762493" text:style-name="Outline">
        <text:list-item>
          <text:list>
            <text:list-item>
              <text:h text:style-name="P161"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40758933"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5/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17"/>
      <text:p text:style-name="P117"><text:s text:c="2"/><text:span text:style-name="T15">// Called when the node has loaded a job header and before</text:span></text:p>
      <text:p text:style-name="P117"><text:s text:c="2"/><text:span text:style-name="T15">// the DataProvider or any of the tasks has been loaded</text:span></text:p>
      <text:p text:style-name="P117"><text:s text:c="2"/>void jobHeaderLoaded(NodeLifeCycleEvent event);</text:p>
      <text:p text:style-name="P117"/>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105"><text:s text:c="2"/><text:span text:style-name="T15">// Get the object representing the current JPPF node</text:span></text:p>
      <text:p text:style-name="P105"><text:s text:c="2"/>public Node getNode()</text:p>
      <text:p text:style-name="P105"><text:s text:c="2"/><text:span text:style-name="T15">// </text:span><text:span text:style-name="T18">The type of this event</text:span></text:p>
      <text:p text:style-name="P105"><text:s text:c="2"/>public <text:span text:style-name="T56">NodeLifeCycleEventType</text:span> get<text:span text:style-name="T56">Type</text:span>()</text:p>
      <text:p text:style-name="P105"><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89"><text:s text:c="2"/>// the classes they need from the client</text:p>
      <text:p text:style-name="Code_20_block"><text:s text:c="2"/><text:span text:style-name="T5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6">The type of the event is available as an instance of the typesafe enum </text:span><text:a xlink:type="simple" xlink:href="http://www.jppf.org/api-5/index.html?org/jppf/node/event/NodeLifeCycleEventType.html"><text:span text:style-name="T56">NodeLifeCycleEventType</text:span></text:a><text:span text:style-name="T56">, defined as follows:</text:span></text:p>
      <text:p text:style-name="P31"/>
      <text:p text:style-name="P106">public enum NodeLifeCycleEventType {</text:p>
      <text:p text:style-name="Code_20_block"><text:span text:style-name="T56"><text:s text:c="2"/></text:span><text:span text:style-name="T18">// nodeStarting() notification</text:span></text:p>
      <text:p text:style-name="P106"><text:s text:c="2"/>NODE_STARTING,</text:p>
      <text:p text:style-name="Code_20_block"><text:span text:style-name="T56"><text:s text:c="2"/></text:span><text:span text:style-name="T18">// nodeEnding() notification</text:span></text:p>
      <text:p text:style-name="P106"><text:s text:c="2"/>NODE_ENDING,</text:p>
      <text:p text:style-name="Code_20_block"><text:span text:style-name="T56"><text:s text:c="2"/></text:span><text:span text:style-name="T18">// jobHeaderLoaded() notification</text:span></text:p>
      <text:p text:style-name="P106"><text:s text:c="2"/>JOB_HEADER_LOADED,</text:p>
      <text:p text:style-name="Code_20_block"><text:span text:style-name="T56"><text:s text:c="2"/></text:span><text:span text:style-name="T18">// jobStarting() notification</text:span></text:p>
      <text:p text:style-name="P106"><text:s text:c="2"/>JOB_STARTING,</text:p>
      <text:p text:style-name="Code_20_block"><text:span text:style-name="T56"><text:s text:c="2"/></text:span><text:span text:style-name="T18">// jobEnded() notification</text:span></text:p>
      <text:p text:style-name="P106"><text:s text:c="2"/>JOB_ENDING</text:p>
      <text:p text:style-name="P106"><text:s/>}</text:p>
      <text:p text:style-name="P1"/>
      <text:p text:style-name="P1">You will also notice that the method <text:span text:style-name="Code_20_char">getTasks()</text:span> returns a list of <text:a xlink:type="simple" xlink:href="http://www.jppf.org/api-5/index.html?org/jppf/node/protocol/Task.html"><text:span text:style-name="Code_20_char">Task&lt;T&gt;</text:span></text:a> instances. <text:span text:style-name="Code_20_char">Task&lt;T&gt;</text:span> is the interface for all JPPF tasks, and can be safely cast to <text:a xlink:type="simple" xlink:href="http://www.jppf.org/api-5/index.html?org/jppf/server/protocol/JPPFTask.html"><text:span text:style-name="Code_20_char">JPPFTask</text:span></text:a> for all practical purposes.</text:p>
      <text:p text:style-name="P1"/>
      <text:p text:style-name="P1"><text:soft-page-break/><text:a xlink:type="simple" xlink:href="http://www.jppf.org/api-5/index.html?org/jppf/node/protocol/JPPFDistributedJob.html"><text:span text:style-name="Code_20_char">JPPFDistributedJob</text:span></text:a> is an interface common to client side jobs (see <text:a xlink:type="simple" xlink:href="http://www.jppf.org/api-5/index.html?org/jppf/client/JPPFJob.html"><text:span text:style-name="Code_20_char">JPPFJob</text:span></text:a>) and server / node side jobs (see <text:a xlink:type="simple" xlink:href="http://www.jppf.org/api-5/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40756884" text:continue-list="list40748425" text:style-name="List_20_2">
        <text:list-item>
          <text:p text:style-name="P150">create a file in <text:span text:style-name="Code_20_char"><text:span text:style-name="T1">META-INF/services</text:span></text:span> named “<text:span text:style-name="Code_20_char"><text:span text:style-name="T1">org.jppf.node.event.NodeLifeCycleListener</text:span></text:span>”</text:p>
        </text:list-item>
        <text:list-item>
          <text:p text:style-name="P150">in this file, add the fully qualified class name of your implementation of the interface</text:p>
        </text:list-item>
        <text:list-item>
          <text:p text:style-name="P15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70">:</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1">@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18"><text:s text:c="2"/><text:span text:style-name="T71">@Override</text:span></text:p>
      <text:p text:style-name="P118"><text:s text:c="2"/>public void nodeEnding(NodeLifeCycleEvent event) {</text:p>
      <text:p text:style-name="Code_20_block"><text:s text:c="4"/>System.out.println("node ending");</text:p>
      <text:p text:style-name="Code_20_block"><text:s text:c="2"/>}</text:p>
      <text:p text:style-name="P117"/>
      <text:p text:style-name="P118"><text:s text:c="2"/><text:span text:style-name="T71">@Override</text:span></text:p>
      <text:p text:style-name="P118"><text:s text:c="2"/>public void job<text:span text:style-name="T70">HeaderLoaded</text:span>(NodeLifeCycleEvent event) {</text:p>
      <text:p text:style-name="P117"><text:s text:c="4"/>JPPFDistributedJob job = event.getJob();</text:p>
      <text:p text:style-name="P117"><text:s text:c="4"/>System.out.println("node <text:span text:style-name="T70">loaded header for </text:span>job '" + job.getId() +</text:p>
      <text:p text:style-name="P117"><text:s text:c="6"/>"' <text:span text:style-name="T70">using</text:span> <text:span text:style-name="T70">task class loader </text:span>" + event.getTask<text:span text:style-name="T70">ClassLoader</text:span>());</text:p>
      <text:p text:style-name="P117"><text:s text:c="2"/>}</text:p>
      <text:p text:style-name="P117"/>
      <text:p text:style-name="P118"><text:s text:c="2"/><text:span text:style-name="T71">@Override</text:span></text:p>
      <text:p text:style-name="P11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18"><text:s text:c="2"/><text:span text:style-name="T71">@Override</text:span></text:p>
      <text:p text:style-name="P118"><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40737380" text:continue-numbering="true" text:style-name="List_20_2">
        <text:list-item>
          <text:p text:style-name="P148">“<text:a xlink:type="simple" xlink:href="http://www.jppf.org/samples-pack/NodeLifeCycle/Readme.php">NodeLifeCycle</text:a>”</text:p>
        </text:list-item>
        <text:list-item>
          <text:p text:style-name="P148">“<text:a xlink:type="simple" xlink:href="http://www.jppf.org/samples-pack/NodeTray/Readme.php"><text:span text:style-name="T72">Node Tray</text:span></text:a>”</text:p>
        </text:list-item>
        <text:list-item>
          <text:p text:style-name="P149">“<text:a xlink:type="simple" xlink:href="http://www.jppf.org/samples-pack/ExtendedClassLoading/Readme.php">Extended Class Loading</text:a>”</text:p>
        </text:list-item>
      </text:list>
      <text:list xml:id="list40763340" text:continue-list="list40758933" text:style-name="Outline">
        <text:list-item>
          <text:list>
            <text:list-item>
              <text:list>
                <text:list-item>
                  <text:h text:style-name="P167" text:outline-level="3">Error handler</text:h>
                </text:list-item>
              </text:list>
            </text:list-item>
          </text:list>
        </text:list-item>
      </text:list>
      <text:p text:style-name="P2"><text:span text:style-name="T53">It is now possible to provide an error handler for each </text:span><text:span text:style-name="Code_20_char"><text:span text:style-name="T53">NodeLifeCycleListener</text:span></text:span><text:span text:style-name="T53"> implementation. This error handler will process all uncaught </text:span><text:span text:style-name="Code_20_char"><text:span text:style-name="T53">Throwable</text:span></text:span><text:span text:style-name="T53">s raised during the execution of any of the listener's methods.</text:span></text:p>
      <text:p text:style-name="P32"/>
      <text:p text:style-name="P2"><text:span text:style-name="T53">To setup an error handler on a <text:s/></text:span><text:span text:style-name="Code_20_char"><text:span text:style-name="T53">NodeLifeCycleListener</text:span></text:span><text:span text:style-name="T53"> implementation, you just have to implement the interface </text:span><text:a xlink:type="simple" xlink:href="http://www.jppf.org/api-5/index.html?org/jppf/node/event/NodeLifeCycleErrorHandler.html"><text:span text:style-name="T53">NodeLifeCycleErrorHandler</text:span></text:a><text:span text:style-name="T53">, defined as follows:</text:span></text:p>
      <text:p text:style-name="P32"/>
      <text:p text:style-name="P107">public interface NodeLifeCycleErrorHandler {</text:p>
      <text:p text:style-name="Code_20_block"><text:span text:style-name="T54"><text:s text:c="2"/></text:span><text:span text:style-name="T17">// Handle the throwable raised for the specified event</text:span></text:p>
      <text:p text:style-name="P108"><text:s text:c="2"/>void handleError(NodeLifeCycleListener listener, NodeLifeCycleEvent event,</text:p>
      <text:p text:style-name="P108"><text:s text:c="19"/>Throwable t);</text:p>
      <text:p text:style-name="P107">}</text:p>
      <text:p text:style-name="P33"/>
      <text:p text:style-name="P3"><text:span text:style-name="T54">The </text:span><text:span text:style-name="Code_20_char"><text:span text:style-name="T54">listener</text:span></text:span><text:span text:style-name="T54"> parameter is the listener instance which threw the throwable. The </text:span><text:span text:style-name="Code_20_char"><text:span text:style-name="T54">event</text:span></text:span><text:span text:style-name="T54"> parameter is the notification that was sent to the listener; its </text:span><text:span text:style-name="Code_20_char"><text:span text:style-name="T54">getType()</text:span></text:span><text:span text:style-name="T54"> method will allow you to determine which method of the listener was called when the throwable was raised. The last parameter is the actual throwable that was raised.</text:span></text:p>
      <text:p text:style-name="P33"/>
      <text:p text:style-name="P4"><text:span text:style-name="T54">When the NodeLifeCycleListener does not implement </text:span><text:span text:style-name="Code_20_char"><text:span text:style-name="T54">NodeLifeCycleErrorHandler</text:span></text:span><text:span text:style-name="T54">, JPPF will delegate the error handling to a default implementation: </text:span><text:a xlink:type="simple" xlink:href="http://www.jppf.org/api-5/index.html?org/jppf/node/event/DefaultLifeCycleErrorHandler.html"><text:span text:style-name="T55">DefaultLifeCycleErrorHandler</text:span></text:a><text:span text:style-name="T55">.</text:span></text:p>
      <text:p text:style-name="P34"/>
      <text:p text:style-name="P34">Lastly, if an uncaught throwable is raised within the error handler itself, JPPF will handle it as follows:</text:p>
      <text:p text:style-name="P34"/>
      <text:list xml:id="list40767608" text:continue-list="list40758361" text:style-name="List_20_1">
        <text:list-item>
          <text:p text:style-name="P156">if the logging level is “debug” or finer then the full stack trace of the throwable is logged</text:p>
        </text:list-item>
        <text:list-item>
          <text:p text:style-name="P156">otherwise, only the throwable's class and message are logged</text:p>
        </text:list-item>
        <text:list-item>
          <text:p text:style-name="P156">if the throwable is an instance of Error, it is propagated up the call stack</text:p>
        </text:list-item>
      </text:list>
      <text:p text:style-name="P34"/>
      <text:list xml:id="list40767874" text:continue-list="list40763340" text:style-name="Outline">
        <text:list-item>
          <text:list>
            <text:list-item>
              <text:h text:style-name="P161"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text:span text:style-name="Code_20_char">UnmodifiableTypedProperties</text:span></text:a>, which is an extension of <text:a xlink:type="simple" xlink:href="http://www.jppf.org/api-5/index.html?org/jppf/utils/TypedProperties.html"><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40752179" text:continue-list="list40737380" text:style-name="List_20_2">
        <text:list-item>
          <text:p text:style-name="P15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50">in this file, add the fully qualified class name of your implementation of the interface</text:p>
        </text:list-item>
        <text:list-item>
          <text:p text:style-name="P15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40754660" text:continue-list="list40767874" text:style-name="Outline">
        <text:list-item>
          <text:list>
            <text:list-item>
              <text:h text:style-name="P161"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109">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8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text:span text:style-name="T110">Fibonacci Fork/Join sample</text:span></text:a><text:span text:style-name="T110">.</text:span>.</text:p>
      <text:p text:style-name="P1"/>
      <text:list xml:id="list40739320" text:continue-numbering="true" text:style-name="Outline">
        <text:list-item>
          <text:list>
            <text:list-item>
              <text:h text:style-name="P162" text:outline-level="2">Receiving notifications of class loader events</text:h>
            </text:list-item>
          </text:list>
        </text:list-item>
      </text:list>
      <text:p text:style-name="P8"><text:span text:style-name="T58">It is possible to receive notifications of whether a class was loaded or not found by a JPPF class loader. This can be done by implementing the interface </text:span><text:a xlink:type="simple" xlink:href="http://www.jppf.org/api-5/index.html?org/jppf/classloader/ClassLoaderListener.html"><text:span text:style-name="T58">ClassLoaderListener</text:span></text:a><text:span text:style-name="T58"> defined as follows:</text:span></text:p>
      <text:p text:style-name="P1"/>
      <text:p text:style-name="P109">public interface ClassLoaderListener extends EventListener {</text:p>
      <text:p text:style-name="Code_20_block"><text:span text:style-name="T58"><text:s text:c="2"/></text:span><text:span text:style-name="T19">// Called when a class has been successfully loaded by a class loader</text:span></text:p>
      <text:p text:style-name="P109"><text:s text:c="2"/>void classLoaded(ClassLoaderEvent event);</text:p>
      <text:p text:style-name="P109"><text:s text:c="2"/></text:p>
      <text:p text:style-name="Code_20_block"><text:span text:style-name="T58"><text:s text:c="2"/></text:span><text:span text:style-name="T19">// Called when a class was not found by a class loader</text:span></text:p>
      <text:p text:style-name="P109"><text:s text:c="2"/>void classNotFound(ClassLoaderEvent event);</text:p>
      <text:p text:style-name="P109">}</text:p>
      <text:p text:style-name="P1"/>
      <text:p text:style-name="P8"><text:span text:style-name="T58">Each notification provides an event object which is an instance o</text:span><text:span text:style-name="T60">f</text:span><text:span text:style-name="T58"> the class </text:span><text:a xlink:type="simple" xlink:href="http://www.jppf.org/api-5/index.html?org/jppf/classloader/ClassLoaderEvent.html"><text:span text:style-name="T58">ClassLoaderEvent</text:span></text:a><text:span text:style-name="T58">, defined as:</text:span></text:p>
      <text:p text:style-name="P35"/>
      <text:p text:style-name="P110">public class ClassLoaderEvent extends EventObject {</text:p>
      <text:p text:style-name="Code_20_block"><text:span text:style-name="T59"><text:s text:c="2"/></text:span><text:span text:style-name="T20">// Get the class that was successfully loaded or null if the class was not found</text:span></text:p>
      <text:p text:style-name="P110"><text:s text:c="2"/>public Class&lt;?&gt; getLoadedClass()</text:p>
      <text:p text:style-name="Code_20_block"><text:span text:style-name="T59"><text:s text:c="2"/></text:span><text:span text:style-name="T20">// Get the name of the class that was loaded or not found</text:span></text:p>
      <text:p text:style-name="P110"><text:s text:c="2"/>public String getClassName()</text:p>
      <text:p text:style-name="Code_20_block"><text:span text:style-name="T59"><text:s text:c="2"/></text:span><text:span text:style-name="T20">// Determine whether the class was loaded from the class loader's URL classpath</text:span></text:p>
      <text:p text:style-name="Code_20_block"><text:span text:style-name="T59"><text:s text:c="2"/></text:span><text:span text:style-name="T20">// If false, then the class was loaded from a remote JPPF driver or client</text:span></text:p>
      <text:p text:style-name="P110"><text:s text:c="2"/>public boolean isFoundInURLClassPath()</text:p>
      <text:p text:style-name="Code_20_block"><text:span text:style-name="T59"><text:s text:c="2"/></text:span><text:span text:style-name="T20">// Get the class loader which emitted this event</text:span></text:p>
      <text:p text:style-name="P110"><text:s text:c="2"/>public AbstractJPPFClassLoader getClassLoader()</text:p>
      <text:p text:style-name="P110">}</text:p>
      <text:p text:style-name="P38"/>
      <text:p text:style-name="P7"><text:span text:style-name="T6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62">i</text:span><text:span text:style-name="T61">t attempt</text:span><text:span text:style-name="T62">s</text:span><text:span text:style-name="T61"> to load the class from the client's classpath. </text:span><text:span text:style-name="T62">Please refer to the </text:span><text:a xlink:type="simple" xlink:href="http://www.jppf.org/doc/v3/index.php?title=Class_loading_in_JPPF"><text:span text:style-name="T62">Class Loading in JPPF</text:span></text:a><text:span text:style-name="T62"> documentation for full details on how class loading works.</text:span></text:p>
      <text:p text:style-name="P38"/>
      <text:p text:style-name="P7">Once the implementation is done, the <text:span text:style-name="T61">class loader listener</text:span> is plugged into JPPF using the service provider interface:</text:p>
      <text:list xml:id="list40759033" text:continue-list="list40752179" text:style-name="List_20_2">
        <text:list-item>
          <text:p text:style-name="P15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51">in this file, add the fully qualified class name of your implementation of the interface</text:p>
        </text:list-item>
        <text:list-item>
          <text:p text:style-name="P157">copy the jar file or class folder containing your implementation and service file to the classpath of each node.</text:p>
        </text:list-item>
      </text:list>
      <text:p text:style-name="P36"/>
      <text:p text:style-name="P7"><text:span text:style-name="T61">As an example, let's say we simply w</text:span><text:span text:style-name="T62">ant to print the notifications received by a listener, which we implement as follows:</text:span></text:p>
      <text:p text:style-name="P39"/>
      <text:p text:style-name="P111">package test;</text:p>
      <text:p text:style-name="P111">import org.jppf.classloader.*;</text:p>
      <text:p text:style-name="P111"><text:s text:c="2"/></text:p>
      <text:p text:style-name="P111">public class MyClassLoaderListener implements ClassLoaderListener {</text:p>
      <text:p text:style-name="P111"><text:s text:c="2"/>@Override</text:p>
      <text:p text:style-name="P111"><text:s text:c="2"/>public void classLoaded(final ClassLoaderEvent event) {</text:p>
      <text:p text:style-name="P111"><text:s text:c="4"/>AbstractJPPFClassLoader cl = event.getClassLoader();</text:p>
      <text:p text:style-name="P111"><text:s text:c="4"/>System.out.println("loaded " + event.getLoadedClass() + " from "</text:p>
      <text:p text:style-name="P111"><text:s text:c="6"/>+ (cl.isClientClassLoader() ? "client" : "server") + " class loader in "</text:p>
      <text:p text:style-name="P111"><text:s text:c="6"/>+ (event.isFoundInURLClasspath() ? "local" : "remote") + " classpath");</text:p>
      <text:p text:style-name="P111"><text:s text:c="2"/>}</text:p>
      <text:p text:style-name="P111"><text:s text:c="2"/></text:p>
      <text:p text:style-name="P111"><text:s text:c="2"/>@Override</text:p>
      <text:p text:style-name="P111"><text:s text:c="2"/>public void classNotFound(final ClassLoaderEvent event) {</text:p>
      <text:p text:style-name="P112"><text:s text:c="4"/>AbstractJPPFClassLoader cl = event.getClassLoader();</text:p>
      <text:p text:style-name="P112"><text:s text:c="4"/>System.out.println("class " + event.getClassName() + " was not found by "</text:p>
      <text:p text:style-name="P111"><text:s text:c="6"/>+ (cl.isClientClassLoader() ? "client" : "server") + " class loader");</text:p>
      <text:p text:style-name="P111"><text:s text:c="2"/>}</text:p>
      <text:p text:style-name="P111">}</text:p>
      <text:p text:style-name="P39"/>
      <text:p text:style-name="P41">Then we create the file “META-INF/services/org.jppf.node.classsloader.ClassLoaderListener” with this content:</text:p>
      <text:p text:style-name="P9"><text:span text:style-name="Code_20_char"><text:span text:style-name="T63">test.MyClassLoaderListener</text:span></text:span></text:p>
      <text:p text:style-name="P41"/>
      <text:p text:style-name="P9"><text:span text:style-name="T63">All that remains to do is to package the class and service files into a jar and add </text:span><text:span text:style-name="T64">this jar</text:span><text:span text:style-name="T63"> to the classpath of the nodes.</text:span></text:p>
      <text:p text:style-name="P41"/>
      <text:list xml:id="list40748604" text:continue-list="list40739320" text:style-name="Outline">
        <text:list-item>
          <text:list>
            <text:list-item>
              <text:h text:style-name="P163" text:outline-level="2">Receiving notifications from the tasks</text:h>
            </text:list-item>
          </text:list>
        </text:list-item>
      </text:list>
      <text:p text:style-name="P42"><text:span text:style-name="T87">We have seen in “</text:span><text:span text:style-name="Reference"><text:span text:style-name="T8">Development guide &gt; Task objects &gt; Sending notifications from a task</text:span></text:span><text:span text:style-name="T87">” that JPPF tasks can send </text:span>notifications<text:span text:style-name="T87"> with the method </text:span><text:a xlink:type="simple" xlink:href="http://www.jppf.org/api-5/org/jppf/node/protocol/Task.html#fireNotification(java.lang.Object,%20boolean)"><text:span text:style-name="T87">Task.fireNotification(Object, boolean)</text:span></text:a><text:span text:style-name="T87">. It is possible to register listeners for these notifications via the the service provider interface (SPI). These li</text:span><text:span text:style-name="T92">s</text:span><text:span text:style-name="T87">teners must implement the interface </text:span><text:a xlink:type="simple" xlink:href="http://www.jppf.org/api-5/index.html?org/jppf/node/event/TaskExecutionListener.html"><text:span text:style-name="T87">TaskExecutionListener</text:span></text:a><text:span text:style-name="T87">, defined as follows:</text:span></text:p>
      <text:p text:style-name="P69"/>
      <text:p text:style-name="P130">public interface TaskExecutionListener extends EventListener {</text:p>
      <text:p text:style-name="Code_20_block"><text:span text:style-name="T87"><text:s text:c="2"/></text:span><text:span text:style-name="T28">// Called by the JPPF node to notify a listener that a task was executed</text:span></text:p>
      <text:p text:style-name="P130"><text:s text:c="2"/>void taskExecuted(TaskExecutionEvent event);</text:p>
      <text:p text:style-name="P130"/>
      <text:p text:style-name="Code_20_block"><text:span text:style-name="T87"><text:s text:c="2"/></text:span><text:span text:style-name="T28">// Called when a task sends a notification via Task.fireNotfication(Object, boolean)</text:span></text:p>
      <text:p text:style-name="P130"><text:s text:c="2"/>void taskNotification(TaskExecutionEvent event);</text:p>
      <text:p text:style-name="P130">}</text:p>
      <text:p text:style-name="P69"/>
      <text:p text:style-name="P43"><text:span text:style-name="T88">The method </text:span><text:span text:style-name="Code_20_char"><text:span text:style-name="T88">taskExecuted()</text:span></text:span><text:span text:style-name="T88"> is always called by the JPPF node, whereas </text:span><text:span text:style-name="Code_20_char"><text:span text:style-name="T88">taskNotification()</text:span></text:span><text:span text:style-name="T88"> is always invoked by user code. Both methods receive events of type </text:span><text:a xlink:type="simple" xlink:href="http://www.jppf.org/api-5/index.html?org/jppf/node/event/TaskExecutionEvent.html"><text:span text:style-name="T88">TaskExecutionEvent</text:span></text:a><text:span text:style-name="T88">, defined as follows:</text:span></text:p>
      <text:p text:style-name="P69"/>
      <text:p text:style-name="P131">public class TaskExecutionEvent extends EventObject {</text:p>
      <text:p text:style-name="Code_20_block"><text:span text:style-name="T88"><text:s text:c="2"/></text:span><text:span text:style-name="T29">// Get the JPPF task from which the event originates</text:span></text:p>
      <text:p text:style-name="P131"><text:s text:c="2"/>public Task&lt;?&gt; getTask()</text:p>
      <text:p text:style-name="P131"/>
      <text:p text:style-name="Code_20_block"><text:span text:style-name="T88"><text:s text:c="2"/></text:span><text:span text:style-name="T29">// Get the object encapsulating information about the task</text:span></text:p>
      <text:p text:style-name="P131"><text:s text:c="2"/>public TaskInformation getTaskInformation()</text:p>
      <text:p text:style-name="P131"/>
      <text:p text:style-name="Code_20_block"><text:span text:style-name="T88"><text:s text:c="2"/></text:span><text:span text:style-name="T29">// Get the user-defined object to send as part of the notification</text:span></text:p>
      <text:p text:style-name="P131"><text:s text:c="2"/>public Object getUserObject()</text:p>
      <text:p text:style-name="P131"/>
      <text:p text:style-name="P129"><text:span text:style-name="T88"><text:s text:c="2"/></text:span><text:span text:style-name="T29">// If true then also send this notification via the JMX Mbean,</text:span></text:p>
      <text:p text:style-name="P129"><text:span text:style-name="T88"><text:s text:c="2"/></text:span><text:span text:style-name="T29">// otherwise only send to local listeners</text:span></text:p>
      <text:p text:style-name="P131"><text:s text:c="2"/>public boolean isSendViaJmx()</text:p>
      <text:p text:style-name="P131"/>
      <text:p text:style-name="P131"><text:s text:c="2"/><text:span text:style-name="T15">// </text:span><text:span text:style-name="T36">Whether this is a us</text:span><text:span text:style-name="T37">e</text:span><text:span text:style-name="T36">r-defined event </text:span><text:span text:style-name="T38">sent </text:span><text:span text:style-name="T36">from a task</text:span></text:p>
      <text:p text:style-name="P131"><text:s text:c="2"/><text:span text:style-name="T107">public boolean isUerNotification();</text:span></text:p>
      <text:p text:style-name="P131">}</text:p>
      <text:p text:style-name="P41"/>
      <text:p text:style-name="P16">Once <text:span text:style-name="T89">a task execution listener</text:span> is <text:span text:style-name="T89">implem</text:span><text:span text:style-name="T92">e</text:span><text:span text:style-name="T89">nted</text:span>, <text:span text:style-name="T89">it</text:span> is plugged into <text:span text:style-name="T89">the </text:span>JPPF <text:span text:style-name="T89">nodes </text:span>using the service provider interface:</text:p>
      <text:list xml:id="list40740830" text:continue-list="list40759033" text:style-name="List_20_2">
        <text:list-item>
          <text:p text:style-name="P15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52">in this file, add the fully qualified class name of your implementation of the interface</text:p>
        </text:list-item>
        <text:list-item>
          <text:p text:style-name="P158">copy the jar file or class folder containing your implementation and service file to the classpath of <text:span text:style-name="T89">the server, if you want all the nodes to register a listner instance, or to the classpath of specific individual </text:span>node<text:span text:style-name="T89">s</text:span>.</text:p>
        </text:list-item>
      </text:list>
      <text:p text:style-name="P37"/>
      <text:p text:style-name="P44"><text:span text:style-name="T89">The following example prints the notifications it receives to the node</text:span><text:span text:style-name="T90">'s output</text:span><text:span text:style-name="T89"> console:</text:span></text:p>
      <text:p text:style-name="P70"/>
      <text:p text:style-name="P132">package my.test;</text:p>
      <text:p text:style-name="P132">import ...;</text:p>
      <text:p text:style-name="P132">public class MyTaskListener implements TaskExecutionListener {</text:p>
      <text:p text:style-name="P132"><text:s text:c="2"/>@Override public synchronized void taskExecuted(TaskExecutionEvent event) {</text:p>
      <text:p text:style-name="P133"><text:s text:c="4"/>System.out.println("Task " + event.getId() + " completed with result : " +</text:p>
      <text:p text:style-name="P133"><text:s text:c="6"/>event.getTask().getResult());</text:p>
      <text:p text:style-name="P134"><text:s text:c="4"/>System.out.println("cpu time = " + event.getTaskInformation().getCpuTime() +</text:p>
      <text:p text:style-name="P134"><text:s text:c="6"/>", elapsed = " + event.getTaskInformation().getElapsedTime());</text:p>
      <text:p text:style-name="P132"><text:s text:c="2"/>}</text:p>
      <text:p text:style-name="P132"/>
      <text:p text:style-name="P132"><text:s text:c="2"/>@Override public synchronized void taskNotification(TaskExecutionEvent event) {</text:p>
      <text:p text:style-name="P134"><text:s text:c="4"/>System.out.println("Task " + event.getId() + " sent user object : " +</text:p>
      <text:p text:style-name="P134"><text:s text:c="6"/>event.getUserObject());</text:p>
      <text:p text:style-name="P132"><text:s text:c="2"/>}</text:p>
      <text:p text:style-name="P132">}</text:p>
      <text:p text:style-name="P40"/>
      <text:p text:style-name="P45"><text:span text:style-name="T91">To use this listener, you need to create a file “META-INF/services/org.jppf.node.event.TaskExecutionListener” containing the line “</text:span><text:span text:style-name="T7">my.test.MyTaskListener</text:span><text:span text:style-name="T91">” and add it, along with the implementation class, to the server's or node's classpath.</text:span></text:p>
      <text:list xml:id="list40740403" text:continue-list="list40748604" text:style-name="Outline">
        <text:list-item>
          <text:list>
            <text:list-item>
              <text:h text:style-name="P164" text:outline-level="2">JPPF node screensaver</text:h>
            </text:list-item>
          </text:list>
        </text:list-item>
      </text:list>
      <text:p text:style-name="P11"><text:span text:style-name="T73">A screensaver can be associated with a running JPPF node. </text:span><text:span text:style-name="T74">The screensaver is a Java Swing UI which is displayed at the time the node is launched. It can run in full screen or in windowed mode, depending on the configuration settings.</text:span></text:p>
      <text:list xml:id="list40760632" text:continue-numbering="true" text:style-name="Outline">
        <text:list-item>
          <text:list>
            <text:list-item>
              <text:list>
                <text:list-item>
                  <text:h text:style-name="P168" text:outline-level="3">Creating a custom screensaver</text:h>
                </text:list-item>
              </text:list>
            </text:list-item>
          </text:list>
        </text:list-item>
      </text:list>
      <text:p text:style-name="P12"><text:span text:style-name="T74">A screensaver implements the interface </text:span><text:a xlink:type="simple" xlink:href="http://www.jppf.org/api-5/index.html?org/jppf/node/screensaver/JPPFScreenSaver.html"><text:span text:style-name="T74">JPPFScreenSaver</text:span></text:a><text:span text:style-name="T74">, defined as follows:</text:span></text:p>
      <text:p text:style-name="P52"/>
      <text:p text:style-name="P119">public interface JPPFScreenSaver {</text:p>
      <text:p text:style-name="Code_20_block"><text:span text:style-name="T74"><text:s text:c="2"/></text:span><text:span text:style-name="T23">// Get the Swing component for this screen saver</text:span></text:p>
      <text:p text:style-name="P119"><text:s text:c="2"/>JComponent getComponent();</text:p>
      <text:p text:style-name="P119"/>
      <text:p text:style-name="Code_20_block"><text:span text:style-name="T74"><text:s text:c="2"/></text:span><text:span text:style-name="T23">// Initialize this screen saver, and in particular its UI components</text:span></text:p>
      <text:p text:style-name="P119"><text:s text:c="2"/>void init(TypedProperties config, boolean fullscreen);</text:p>
      <text:p text:style-name="P119"/>
      <text:p text:style-name="Code_20_block"><text:span text:style-name="T74"><text:s text:c="2"/></text:span><text:span text:style-name="T23">// Destroy this screen saver and release its resources</text:span></text:p>
      <text:p text:style-name="P119"><text:s text:c="2"/>void destroy();</text:p>
      <text:p text:style-name="P119">}</text:p>
      <text:p text:style-name="P52"/>
      <text:p text:style-name="P52">The screensaver lifecycle is as follows:</text:p>
      <text:p text:style-name="P52"/>
      <text:list xml:id="list40750862" text:continue-list="list40767608" text:style-name="List_20_1">
        <text:list-item>
          <text:p text:style-name="P159">the screensaver is instantiated, based on a class name specified in the configuration (requires a no-arg constructor)</text:p>
        </text:list-item>
        <text:list-item>
          <text:p text:style-name="P153"><text:span text:style-name="T74">the </text:span><text:span text:style-name="Code_20_char"><text:span text:style-name="T74">init()</text:span></text:span><text:span text:style-name="T74"> method is called, passing in the JPPF configuration and a flag indicating </text:span><text:span text:style-name="T76">whether the</text:span><text:span text:style-name="T74"> full screen mode is both requested and supported</text:span></text:p>
        </text:list-item>
        <text:list-item>
          <text:p text:style-name="P153"><text:span text:style-name="T74">a </text:span><text:span text:style-name="Code_20_char"><text:span text:style-name="T74">JFrame</text:span></text:span><text:span text:style-name="T74"> is created and the component obtained by calling </text:span><text:span text:style-name="Code_20_char"><text:span text:style-name="T74">getComponent()</text:span></text:span><text:span text:style-name="T74"> is added to this </text:span><text:span text:style-name="Code_20_char"><text:span text:style-name="T74">J</text:span></text:span><text:span text:style-name="Code_20_char"><text:span text:style-name="T76">F</text:span></text:span><text:span text:style-name="Code_20_char"><text:span text:style-name="T74">rame</text:span></text:span><text:span text:style-name="T74">. </text:span><text:span text:style-name="T76">In full screen, the frame is undecorated (no caption, menu bar, status bar or borders) and will cover all available space on all available monitors: the screen saver will spread over all screen</text:span><text:span text:style-name="T83">s</text:span><text:span text:style-name="T76"> in a multi-monitor setup</text:span></text:p>
        </text:list-item>
        <text:list-item>
          <text:p text:style-name="P159">the frame is then made visible</text:p>
        </text:list-item>
        <text:list-item>
          <text:p text:style-name="P153"><text:span text:style-name="T74">finally, the </text:span><text:span text:style-name="Code_20_char"><text:span text:style-name="T74">destroy()</text:span></text:span><text:span text:style-name="T74"> method is called when the frame is closed. </text:span><text:span text:style-name="T75">In full screen mode, this happens upon pressing a key or clicking or (optionally) moving the mouse</text:span></text:p>
        </text:list-item>
      </text:list>
      <text:p text:style-name="P53"/>
      <text:p text:style-name="P13"><text:span text:style-name="T77">The code which handles the screensaver is implemented as a </text:span><text:a xlink:type="simple" xlink:href="#1.8.Node initialization hooks|outline"><text:span text:style-name="T77">node initialization hook</text:span></text:a><text:span text:style-name="T77">: this means it starts just after the configuration has been read.</text:span></text:p>
      <text:p text:style-name="P54"/>
      <text:p text:style-name="P14"><text:span text:style-name="T78">Here is a sample screensaver implementation which draws a number of small circles at random locations and with a random color, ar</text:span><text:span text:style-name="T86">o</text:span><text:span text:style-name="T78">und 25 times per second. Addtionally, the screen is cleared every 5 seconds and the process starts over:</text:span></text:p>
      <text:p text:style-name="P56"/>
      <text:p text:style-name="P120">public class SimpleScreenSaver extends JPanel implements JPPFScreenSaver {</text:p>
      <text:p text:style-name="P120"><text:s text:c="2"/>private Random rand = new Random(System.nanoTime());</text:p>
      <text:p text:style-name="P120"><text:s text:c="2"/>private Timer timer = null;</text:p>
      <text:p text:style-name="P120"><text:s text:c="2"/>private volatile boolean reset = false;</text:p>
      <text:p text:style-name="P120"/>
      <text:p text:style-name="P120"><text:s text:c="2"/>public SimpleScreenSaver() { super(true); }</text:p>
      <text:p text:style-name="P120"/>
      <text:p text:style-name="P120"><text:s text:c="2"/>@Override</text:p>
      <text:p text:style-name="P120"><text:s text:c="2"/>public JComponent getComponent() {</text:p>
      <text:p text:style-name="P120"><text:s text:c="4"/>return this;</text:p>
      <text:p text:style-name="P120"><text:s text:c="2"/>}</text:p>
      <text:p text:style-name="P120"/>
      <text:p text:style-name="P120"><text:s text:c="2"/>@Override</text:p>
      <text:p text:style-name="P120"><text:s text:c="2"/>public void init(TypedProperties config, boolean fullscreen) {</text:p>
      <text:p text:style-name="P120"><text:s text:c="4"/>setBackground(Color.BLACK);</text:p>
      <text:p text:style-name="P120"><text:s text:c="4"/>timer = new Timer("JPPFScreenSaverTimer");</text:p>
      <text:p text:style-name="P120"><text:s text:c="4"/>timer.scheduleAtFixedRate(new TimerTask() {</text:p>
      <text:p text:style-name="P120"><text:s text:c="6"/>@Override public void run() { repaint(); }</text:p>
      <text:p text:style-name="Code_20_block"><text:span text:style-name="T78"><text:s text:c="4"/>}, 40L, 40L); </text:span><text:span text:style-name="T24">// draw new circles every 40 ms or 25 times/second</text:span></text:p>
      <text:p text:style-name="P120"><text:s text:c="4"/>timer.scheduleAtFixedRate(new TimerTask() {</text:p>
      <text:p text:style-name="P120"><text:s text:c="6"/>@Override public void run() { reset = true; }</text:p>
      <text:p text:style-name="Code_20_block"><text:span text:style-name="T78"><text:s text:c="4"/>}, 5000L, 5000L); </text:span><text:span text:style-name="T24">// clear the screen every 5 seconds</text:span></text:p>
      <text:p text:style-name="P120"><text:s text:c="2"/>}</text:p>
      <text:p text:style-name="P120"/>
      <text:p text:style-name="P120"><text:s text:c="2"/>@Override</text:p>
      <text:p text:style-name="P120"><text:s text:c="2"/>public void destroy() {</text:p>
      <text:p text:style-name="P120"><text:s text:c="4"/>if (timer != null) timer.cancel();</text:p>
      <text:p text:style-name="P120"><text:s text:c="2"/>}</text:p>
      <text:p text:style-name="P120"><text:soft-page-break/></text:p>
      <text:p text:style-name="P120"><text:s text:c="2"/>@Override</text:p>
      <text:p text:style-name="P120"><text:s text:c="2"/>public void paintComponent(final Graphics g) {</text:p>
      <text:p text:style-name="P120"><text:s text:c="4"/>int w = getWidth();</text:p>
      <text:p text:style-name="P120"><text:s text:c="4"/>int h = getHeight();</text:p>
      <text:p text:style-name="Code_20_block"><text:span text:style-name="T78"><text:s text:c="4"/>if (reset) { </text:span><text:span text:style-name="T24">// if reset requested, clear the screen</text:span></text:p>
      <text:p text:style-name="P120"><text:s text:c="6"/>reset = false;</text:p>
      <text:p text:style-name="P120"><text:s text:c="6"/>g.setColor(Color.BLACK);</text:p>
      <text:p text:style-name="P120"><text:s text:c="6"/>g.fillRect(0, 0, w, h);</text:p>
      <text:p text:style-name="Code_20_block"><text:span text:style-name="T78"><text:s text:c="4"/>} else { </text:span><text:span text:style-name="T24">// draw 500 small circles</text:span></text:p>
      <text:p text:style-name="P120"><text:s text:c="6"/>int n = 5;</text:p>
      <text:p text:style-name="P121"><text:s text:c="6"/>for (int i=0; i&lt;500; i++) {</text:p>
      <text:p text:style-name="Code_20_block"><text:span text:style-name="T78"><text:s text:c="8"/></text:span><text:span text:style-name="T24">// random x, y coordinates</text:span></text:p>
      <text:p text:style-name="P120"><text:s text:c="8"/>int x = rand.nextInt(w-(n-1));</text:p>
      <text:p text:style-name="P121"><text:s text:c="8"/>int y = rand.nextInt(h-(n-1));</text:p>
      <text:p text:style-name="Code_20_block"><text:span text:style-name="T78"><text:s text:c="8"/></text:span><text:span text:style-name="T24">// random color</text:span></text:p>
      <text:p text:style-name="P120"><text:s text:c="8"/>g.setColor(new Color(rand.nextInt(256), rand.nextInt(256), rand.nextInt(256)));</text:p>
      <text:p text:style-name="P120"><text:s text:c="8"/>g.fillOval(x, y, n, n);</text:p>
      <text:p text:style-name="P120"><text:s text:c="6"/>}</text:p>
      <text:p text:style-name="P120"><text:s text:c="4"/>}</text:p>
      <text:p text:style-name="P120"><text:s text:c="2"/>}</text:p>
      <text:p text:style-name="P120">}</text:p>
      <text:p text:style-name="P55"/>
      <text:p text:style-name="P68">It will look like this:</text:p>
      <text:p text:style-name="P68"/>
      <text:p text:style-name="P68"><draw:frame draw:style-name="fr1" draw:name="graphics4" text:anchor-type="as-char" svg:width="4.1874in" svg:height="2.302in" draw:z-index="2"><draw:image xlink:href="Pictures/1000000000000192000000DD3FB233DB.gif" xlink:type="simple" xlink:show="embed" xlink:actuate="onLoad"/></draw:frame></text:p>
      <text:list xml:id="list40746519" text:continue-list="list40760632" text:style-name="Outline">
        <text:list-item>
          <text:list>
            <text:list-item>
              <text:list>
                <text:list-item>
                  <text:h text:style-name="P168" text:outline-level="3">Integrating with node events</text:h>
                </text:list-item>
              </text:list>
            </text:list-item>
          </text:list>
        </text:list-item>
      </text:list>
      <text:p text:style-name="P15"><text:span text:style-name="T79">To receive notifications of node lifce cycle events and/or individual tasks completion, you will need to implement the </text:span><text:a xlink:type="simple" xlink:href="http://www.jppf.org/api-5/index.html?org/jppf/node/screensaver/NodeIntegration.html"><text:span text:style-name="T79">NodeIntegration</text:span></text:a><text:span text:style-name="T79"> interface or, more conveniently, extend the adapter class </text:span><text:a xlink:type="simple" xlink:href="http://www.jppf.org/api-5/index.html?org/jppf/node/screensaver/NodeIntegrationAdapter.html"><text:span text:style-name="T79">NodeIntegrationAdapter</text:span></text:a><text:span text:style-name="T79">. </text:span><text:span text:style-name="Code_20_char"><text:span text:style-name="T79">NodeIntegration</text:span></text:span><text:span text:style-name="T79"> is defined as follows:</text:span></text:p>
      <text:p text:style-name="P57"/>
      <text:p text:style-name="P122">public interface NodeIntegration extends NodeLifeCycleListener, TaskExecutionListener {</text:p>
      <text:p text:style-name="Code_20_block"><text:span text:style-name="T79"><text:s text:c="2"/></text:span><text:span text:style-name="T25">// Provide a reference to the screen saver</text:span></text:p>
      <text:p text:style-name="P122"><text:s text:c="2"/>void setScreenSaver(JPPFScreenSaver screensaver);</text:p>
      <text:p text:style-name="P122">}</text:p>
      <text:p text:style-name="P58"/>
      <text:p text:style-name="P15"><text:span text:style-name="T79">As we can see, this is just an interface which joins both </text:span><text:a xlink:type="simple" xlink:href="http://www.jppf.org/api-5/index.html?org/jppf/node/event/NodeLifeCycleListener.html"><text:span text:style-name="T79">NodeLifeCycleListener</text:span></text:a><text:span text:style-name="T79"> and </text:span><text:a xlink:type="simple" xlink:href="http://www.jppf.org/api-5/index.html?org/jppf/node/event/TaskExecutionListener.html"><text:span text:style-name="T79">TaskExecutionListener</text:span></text:a><text:span text:style-name="T79">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88"><text:span text:style-name="T26">// di</text:span><text:span text:style-name="T27">s</text:span><text:span text:style-name="T26">plays the number of executed tasks in a JLabel</text:span></text:p>
      <text:p text:style-name="Code_20_block"><text:span text:style-name="T80">public class </text:span><text:span text:style-name="T5">MyScreenSaver</text:span><text:span text:style-name="T80"> extends JPanel </text:span><text:span text:style-name="T5">implements JPPFScreenSaver</text:span><text:span text:style-name="T80"> {</text:span></text:p>
      <text:p text:style-name="P124"><text:s text:c="2"/>private JLabel nbTasksLabel = new JLabel("number of tasks: 0");</text:p>
      <text:p text:style-name="P123"><text:s text:c="2"/>private int nbTasks = 0;</text:p>
      <text:p text:style-name="P123"/>
      <text:p text:style-name="P123"><text:s text:c="2"/>@Override public JComponent getComponent() { return this; }</text:p>
      <text:p text:style-name="P123"><text:s text:c="2"/>@Override public void init(TypedProperties config, boolean fullscreen) {</text:p>
      <text:p text:style-name="P123"><text:s text:c="4"/>this.add(nbTasksLabel);</text:p>
      <text:p text:style-name="P123"><text:s text:c="2"/>}</text:p>
      <text:p text:style-name="P123"><text:s text:c="2"/>@Override public void destroy() { }</text:p>
      <text:p text:style-name="P123"/>
      <text:p text:style-name="P123"><text:s text:c="2"/>public void updateNbTasks(int n) {</text:p>
      <text:p text:style-name="P123"><text:s text:c="4"/>nbTasks += n;</text:p>
      <text:p text:style-name="P123"><text:s text:c="4"/>nbTasksLabel.setText("number of tasks: " + nbTasks);</text:p>
      <text:p text:style-name="P123"><text:s text:c="2"/>}</text:p>
      <text:p text:style-name="P123">}</text:p>
      <text:p text:style-name="P123"/>
      <text:p text:style-name="P93">// update the number of tasks on each job completion event</text:p>
      <text:p text:style-name="Code_20_block"><text:span text:style-name="T80">public class </text:span><text:span text:style-name="T5">MyNodeIntegration extends NodeIntegrationAdpater</text:span><text:span text:style-name="T80"> {</text:span></text:p>
      <text:p text:style-name="P123"><text:s text:c="2"/>private MyScreenSaver screensaver = null;</text:p>
      <text:p text:style-name="P123"/>
      <text:p text:style-name="P123"><text:s text:c="2"/>@Override public void jobEnding(NodeLifeCycleEvent event) {</text:p>
      <text:p text:style-name="P125"><text:s text:c="4"/>if (screensaver != null) screensaver.updateNbTasks(event.getTasks().size());</text:p>
      <text:p text:style-name="P123"><text:s text:c="2"/>}</text:p>
      <text:p text:style-name="P123"/>
      <text:p text:style-name="P123"><text:s text:c="2"/>@Override public void setScreenSaver(JPPFScreenSaver screensaver) {</text:p>
      <text:p text:style-name="P123"><text:s text:c="4"/>this.screensaver = (MyScreenSaver) sceensaver;</text:p>
      <text:p text:style-name="P123"><text:s text:c="2"/>}</text:p>
      <text:p text:style-name="P123">}</text:p>
      <text:list xml:id="list40749015" text:continue-numbering="true" text:style-name="Outline">
        <text:list-item>
          <text:list>
            <text:list-item>
              <text:list>
                <text:list-item>
                  <text:h text:style-name="P169" text:outline-level="3">Configuration</text:h>
                </text:list-item>
              </text:list>
            </text:list-item>
          </text:list>
        </text:list-item>
      </text:list>
      <text:p text:style-name="P61">The screensaver supports a number of configuration properties which allow a high level of customization:</text:p>
      <text:p text:style-name="P61"/>
      <text:p text:style-name="P94"># enable/disable the screen saver, defaults to false (disabled)</text:p>
      <text:p text:style-name="P126">jppf.screensaver.enabled = true</text:p>
      <text:p text:style-name="P126"/>
      <text:p text:style-name="P95"># the screensaver implementation: fully qualified class name of an implementation of </text:p>
      <text:p text:style-name="P95"># org.jppf.node.screensaver.JPPFScreenSaver</text:p>
      <text:p text:style-name="P126">jppf.screensaver.class = org.jppf.node.screensaver.impl.JPPFScreenSaverImpl</text:p>
      <text:p text:style-name="P126"/>
      <text:p text:style-name="P91"><text:span text:style-name="T81"># </text:span><text:span text:style-name="T82">the node event listener implementation: </text:span><text:span text:style-name="T81">fully qualified class name of an</text:span></text:p>
      <text:p text:style-name="P91"><text:span text:style-name="T82"># </text:span><text:span text:style-name="T81">implementation of org.jppf.node.screensaver.NodeIntegration</text:span></text:p>
      <text:p text:style-name="P96"># if left unspecified or empty, no listener will be used</text:p>
      <text:p text:style-name="P126">jppf.screensaver.node.listener = org.jppf.node.screensaver.impl.NodeState</text:p>
      <text:p text:style-name="P126"/>
      <text:p text:style-name="P94"># title of the JFrame used in windowed mode</text:p>
      <text:p text:style-name="P126">jppf.screensaver.title = JPPF is cool</text:p>
      <text:p text:style-name="P126"/>
      <text:p text:style-name="P94"># path to the image for the frame's icon (in windowed mode)</text:p>
      <text:p text:style-name="P126">jppf.screensaver.icon = org/jppf/node/jppf-icon.gif</text:p>
      <text:p text:style-name="P126"/>
      <text:p text:style-name="P94"># display the screen saver in full screen mode?</text:p>
      <text:p text:style-name="P95"># in full screen mode, the screen saver will take all available screen space on all </text:p>
      <text:p text:style-name="P95"># available monitors, the mouse cursor is not displayed, and the node will exit on any</text:p>
      <text:p text:style-name="P95"># key pressed, mouse click or mouse motion</text:p>
      <text:p text:style-name="P126">jppf.screensaver.fullscreen = true</text:p>
      <text:p text:style-name="P126"/>
      <text:p text:style-name="P94"># width and height (in pixels), only apply if fullscreen = false. Default to 1000x800</text:p>
      <text:p text:style-name="P126">jppf.screensaver.width = 1000</text:p>
      <text:p text:style-name="P126">jppf.screensaver.height = 800</text:p>
      <text:p text:style-name="P126"/>
      <text:p text:style-name="P94"># close on mouse motion in full screen mode? default to true</text:p>
      <text:p text:style-name="P126">jppf.screensaver.mouse.motion.close = true</text:p>
      <text:p text:style-name="P60"/>
      <text:list xml:id="list40763590" text:continue-numbering="true" text:style-name="Outline">
        <text:list-item>
          <text:list>
            <text:list-item>
              <text:list>
                <text:list-item>
                  <text:h text:style-name="P172"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6.7189in" svg:height="3.8752in"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92"><text:span text:style-name="T84"># should collisions between moving logos be handled? </text:span><text:span text:style-name="T85">defaults to true</text:span></text:p>
      <text:p text:style-name="P127">jppf.screensaver.handle.collisions = true</text:p>
      <text:p text:style-name="P127"/>
      <text:p text:style-name="P97"># number of moving logos</text:p>
      <text:p text:style-name="P127">jppf.screensaver.logos = 50</text:p>
      <text:p text:style-name="P127"/>
      <text:p text:style-name="P97"># speed from 1 to 100</text:p>
      <text:p text:style-name="P127">jppf.screensaver.speed = 100</text:p>
      <text:p text:style-name="P127"/>
      <text:p text:style-name="P97"># path to the moving logo image(s). Multiple images can be specified, their paths</text:p>
      <text:p text:style-name="P97"># must be separated with '|' (pipe) characters. They will be distributed in a</text:p>
      <text:p text:style-name="P98"># round-robin fashion according to the number of logos </text:p>
      <text:p text:style-name="P127">jppf.screensaver.logo.path = org/jppf/node/jppf_group_small2.gif| \</text:p>
      <text:p text:style-name="P127"><text:s text:c="4"/>org/jppf/node/rectagle_blue.png| \</text:p>
      <text:p text:style-name="P127"><text:s text:c="4"/>org/jppf/node/rectagle_orange.png| \</text:p>
      <text:p text:style-name="P127"><text:s text:c="4"/>org/jppf/node/rectagle_green.png| \</text:p>
      <text:p text:style-name="P127"><text:s text:c="4"/>org/jppf/node/rectagle_red.png</text:p>
      <text:p text:style-name="P127"/>
      <text:p text:style-name="P97"># path to the larger image at the center of the screen</text:p>
      <text:p text:style-name="P127">jppf.screensaver.centerimage = org/jppf/node/jppf@home.gif</text:p>
      <text:p text:style-name="P127"/>
      <text:p text:style-name="P97"># horizontal alignment of the status panel (including the larger image).</text:p>
      <text:p text:style-name="P98"># useful when using a multi-monitor setup, where a centered panel will be split on two </text:p>
      <text:p text:style-name="P98"># screens and thus more difficult to read</text:p>
      <text:p text:style-name="P97"># possible values: 'left' or 'l', 'center' or 'c', 'right' or 'r'; default is 'center'</text:p>
      <text:p text:style-name="P127">jppf.screensaver.status.panel.alignment = center</text:p>
      <text:p text:style-name="P63"/>
      <text:p text:style-name="P65">To use this screensaver, you need to set the following properties:</text:p>
      <text:p text:style-name="P65"><text:s/></text:p>
      <text:p text:style-name="P128">jppf.screensaver.enabled = true</text:p>
      <text:p text:style-name="P128">jppf.screensaver.class = org.jppf.node.screensaver.impl.JPPFScreenSaverImpl</text:p>
      <text:p text:style-name="P128">jppf.screensaver.node.listener = org.jppf.node.screensaver.impl.NodeState </text:p>
      <text:list xml:id="list40764264" text:continue-numbering="true" text:style-name="Outline">
        <text:list-item>
          <text:list>
            <text:list-item>
              <text:h text:style-name="P160" text:outline-level="2"><text:soft-page-break/>Defining the node connection strategy</text:h>
            </text:list-item>
          </text:list>
        </text:list-item>
      </text:list>
      <text:p text:style-name="P7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1"/>
      <text:p text:style-name="P71">The connection strategy add-on provides a simple way to specify which server a node shoud connect to and how to react when it fails to do so.</text:p>
      <text:list xml:id="list40739690" text:continue-numbering="true" text:style-name="Outline">
        <text:list-item>
          <text:list>
            <text:list-item>
              <text:list>
                <text:list-item>
                  <text:h text:style-name="P170" text:outline-level="3">The DriverConnectionStrategy interface</text:h>
                </text:list-item>
              </text:list>
            </text:list-item>
          </text:list>
        </text:list-item>
      </text:list>
      <text:p text:style-name="P66"><text:span text:style-name="T94">The node's strategy to connect to a driver is defined as an implementation of the interface </text:span><text:a xlink:type="simple" xlink:href="http://www.jppf.org/api-5/index.html?org/jppf/node/connection/DriverConnectionStrategy.html"><text:span text:style-name="T94">DriverConnectionStrategy</text:span></text:a><text:span text:style-name="T94">, which is defined as follows:</text:span></text:p>
      <text:p text:style-name="P75"/>
      <text:p text:style-name="P99">// Defines which parameters should be used to connect to the driver</text:p>
      <text:p text:style-name="P136">public interface DriverConnectionStrategy {</text:p>
      <text:p text:style-name="P135"><text:span text:style-name="T94"><text:s text:c="2"/></text:span><text:span text:style-name="T30">// Get a new connection information, eventually based on the </text:span><text:span text:style-name="T32">current</text:span><text:span text:style-name="T30"> </text:span><text:span text:style-name="T31">one</text:span></text:p>
      <text:p text:style-name="P137"><text:s text:c="2"/>DriverConnectionInfo nextConnectionInfo(</text:p>
      <text:p text:style-name="P137"><text:s text:c="4"/>DriverConnectionInfo <text:span text:style-name="T96">current</text:span>Info, <text:span text:style-name="T95">ConnectionContext context</text:span>);</text:p>
      <text:p text:style-name="P136">}</text:p>
      <text:p text:style-name="P75"/>
      <text:p text:style-name="P76"><text:span text:style-name="T98">This interface defines a single method which takes two parameters as input, and returns a </text:span><text:a xlink:type="simple" xlink:href="http://www.jppf.org/api-5/index.html?org/jppf/node/connection/DriverConnectionInfo.html"><text:span text:style-name="T98">DriverConnectionInfo</text:span></text:a><text:span text:style-name="T98"> object, which encapsulates the information required to connect to a JPPF driver..</text:span></text:p>
      <text:p text:style-name="P75"/>
      <text:p text:style-name="P76"><text:span text:style-name="T9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text:span text:style-name="T98">DriverConnectionInfo</text:span></text:a><text:span text:style-name="T98">, defined as follows:</text:span></text:p>
      <text:p text:style-name="P77"/>
      <text:p text:style-name="P138">public interface DriverConnectionInfo {</text:p>
      <text:p text:style-name="Code_20_block"><text:span text:style-name="T98"><text:s text:c="2"/></text:span><text:span text:style-name="T33">// determine whether secure SSL/TLS connections should be established</text:span></text:p>
      <text:p text:style-name="P138"><text:s text:c="2"/>boolean isSecure();</text:p>
      <text:p text:style-name="P138"/>
      <text:p text:style-name="Code_20_block"><text:span text:style-name="T98"><text:s text:c="2"/></text:span><text:span text:style-name="T33">// get the driver host name or IP address</text:span></text:p>
      <text:p text:style-name="P138"><text:s text:c="2"/>String getHost();</text:p>
      <text:p text:style-name="P138"/>
      <text:p text:style-name="Code_20_block"><text:span text:style-name="T98"><text:s text:c="2"/></text:span><text:span text:style-name="T33">// get the driver port to connect to</text:span></text:p>
      <text:p text:style-name="P138"><text:s text:c="2"/>int getPort();</text:p>
      <text:p text:style-name="P138"/>
      <text:p text:style-name="Code_20_block"><text:span text:style-name="T98"><text:s text:c="2"/></text:span><text:span text:style-name="T33">// get the recovery port for the heartbeat mechanism</text:span></text:p>
      <text:p text:style-name="Code_20_block"><text:span text:style-name="T98"><text:s text:c="2"/></text:span><text:span text:style-name="T33">// a negative value indicates that recovery is disabled for the node</text:span></text:p>
      <text:p text:style-name="P138"><text:s text:c="2"/>int getRecoveryPort();</text:p>
      <text:p text:style-name="P138">}</text:p>
      <text:p text:style-name="P77"/>
      <text:p text:style-name="P76"><text:span text:style-name="T98">JPPF provides a ready-to-use implementation of this interface with the class </text:span><text:a xlink:type="simple" xlink:href="http://www.jppf.org/api-5/index.html?org/jppf/node/connection/JPPFDriverConnectionInfo.html"><text:span text:style-name="T98">JPPFDriverConnectionInfo</text:span></text:a><text:span text:style-name="T98">.</text:span></text:p>
      <text:p text:style-name="P77"/>
      <text:p text:style-name="P7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Connection</text:a><text:a xlink:type="simple" xlink:href="http://www.jppf.org/api-5/index.html?org/jppf/node/connection/ConnectionContext.html"><text:span text:style-name="T104">C</text:span></text:a><text:a xlink:type="simple" xlink:href="http://www.jppf.org/api-5/index.html?org/jppf/node/connection/ConnectionContext.html">ontext</text:a>, defined as:</text:p>
      <text:p text:style-name="P77"/>
      <text:p text:style-name="P139">public class ConnectionContext {</text:p>
      <text:p text:style-name="Code_20_block"><text:span text:style-name="T99"><text:s text:c="2"/></text:span><text:span text:style-name="T34">// get an explanation text for the reconnection</text:span></text:p>
      <text:p text:style-name="P139"><text:s text:c="2"/>public String getMessage()</text:p>
      <text:p text:style-name="P139"/>
      <text:p text:style-name="Code_20_block"><text:span text:style-name="T99"><text:s text:c="2"/></text:span><text:span text:style-name="T34">// get an eventual Throwable that triggered the reconnection</text:span></text:p>
      <text:p text:style-name="P139"><text:s text:c="2"/>public Throwable getThrowable()</text:p>
      <text:p text:style-name="P139"/>
      <text:p text:style-name="Code_20_block"><text:span text:style-name="T99"><text:s text:c="2"/></text:span><text:span text:style-name="T34">// get the reason for the connection or reconnection</text:span></text:p>
      <text:p text:style-name="P139"><text:s text:c="2"/>public ConnectionReason getReason()</text:p>
      <text:p text:style-name="P139">}</text:p>
      <text:p text:style-name="P79"/>
      <text:p text:style-name="P79"/>
      <text:p text:style-name="P87"><text:span text:style-name="T99">The </text:span><text:span text:style-name="Code_20_char"><text:span text:style-name="T99">getReason()</text:span></text:span><text:span text:style-name="T99"> method returns a reason code among those defined in the </text:span><text:a xlink:type="simple" xlink:href="http://www.jppf.org/api-5/index.html?org/jppf/node/connection/ConnectionReason.html"><text:span text:style-name="T99">ConnectionReason</text:span></text:a><text:span text:style-name="T99"> enum:</text:span></text:p>
      <text:p text:style-name="P79"/>
      <text:p text:style-name="P139">public enum ConnectionReason {</text:p>
      <text:p text:style-name="Code_20_block"><text:span text:style-name="T99"><text:s text:c="2"/></text:span><text:span text:style-name="T34">// indicates the first connection attempt when the node starts up</text:span></text:p>
      <text:p text:style-name="P139"><text:s text:c="2"/>INITIAL_CONNECTION_REQUEST,</text:p>
      <text:p text:style-name="Code_20_block"><text:span text:style-name="T99"><text:s text:c="2"/></text:span><text:span text:style-name="T34">// a reconnection was requested via the management APIs or admin console</text:span></text:p>
      <text:p text:style-name="P139"><text:s text:c="2"/>MANAGEMENT_REQUEST,</text:p>
      <text:p text:style-name="Code_20_block"><text:span text:style-name="T99"><text:s text:c="2"/></text:span><text:span text:style-name="T34">// An error occurred while initializing the class loader connection</text:span></text:p>
      <text:p text:style-name="P139"><text:s text:c="2"/>CLASSLOADER_INIT_ERROR,</text:p>
      <text:p text:style-name="Code_20_block"><text:span text:style-name="T99"><text:s text:c="2"/></text:span><text:span text:style-name="T34">// an error occurred while processing a class loader request</text:span></text:p>
      <text:p text:style-name="P139"><text:s text:c="2"/>CLASSLOADER_PROCESSING_ERROR,</text:p>
      <text:p text:style-name="Code_20_block"><text:span text:style-name="T99"><text:s text:c="2"/></text:span><text:span text:style-name="T34">// an error occurred during the job channel initialization</text:span></text:p>
      <text:p text:style-name="P139"><text:s text:c="2"/>JOB_CHANNEL_INIT_ERROR,</text:p>
      <text:p text:style-name="Code_20_block"><text:span text:style-name="T99"><text:s text:c="2"/></text:span><text:span text:style-name="T34">// an error occurred on the job channel while processing a job</text:span></text:p>
      <text:p text:style-name="P139"><text:s text:c="2"/>JOB_CHANNEL_PROCESSING_ERROR</text:p>
      <text:p text:style-name="P139">}</text:p>
      <text:p text:style-name="P78"/>
      <text:p text:style-name="P79">The following example implementation uses a set of driver connection information objects stored in a queue and performs a round-robin selection at each connection request:</text:p>
      <text:p text:style-name="P79"/>
      <text:p text:style-name="P140">public class MyConnectionStrategy implements DriverConnectionStrategy {</text:p>
      <text:p text:style-name="Code_20_block"><text:span text:style-name="T100"><text:s text:c="2"/></text:span><text:span text:style-name="T35">// the queue in which DriverConnectionInfo objects are stored</text:span></text:p>
      <text:p text:style-name="P140"><text:s text:c="2"/>private final Queue&lt;DriverConnectionInfo&gt; queue = new LinkedBlockingQueue&lt;&gt;();</text:p>
      <text:p text:style-name="P140"/>
      <text:p text:style-name="Code_20_block"><text:span text:style-name="T100"><text:s text:c="2"/></text:span><text:span text:style-name="T35">// initialize the set of drivers to connect to</text:span></text:p>
      <text:p text:style-name="P140"><text:s text:c="2"/>public MyConnectionStrategy() {</text:p>
      <text:p text:style-name="P140"><text:s text:c="4"/>queue.offer(new JPPFDriverConnectionInfo(false, "192.168.1.11", 11111, -1));</text:p>
      <text:p text:style-name="P140"><text:s text:c="4"/>queue.offer(new JPPFDriverConnectionInfo(false, "192.168.1.12", 11111, -1));</text:p>
      <text:p text:style-name="P140"><text:s text:c="4"/>queue.offer(new JPPFDriverConnectionInfo(true, <text:s/>"192.168.1.13", 11443, -1));</text:p>
      <text:p text:style-name="P140"><text:s text:c="2"/>}</text:p>
      <text:p text:style-name="P140"/>
      <text:p text:style-name="P140"><text:s text:c="2"/>@Override</text:p>
      <text:p text:style-name="P140"><text:s text:c="2"/>public DriverConnectionInfo nextConnectionInfo(</text:p>
      <text:p text:style-name="P140"><text:s text:c="4"/>DriverConnectionInfo currentInfo, ConnectionContext context) {</text:p>
      <text:p text:style-name="P140"><text:s text:c="4"/>DriverConnectionInfo info;</text:p>
      <text:p text:style-name="Code_20_block"><text:span text:style-name="T100"><text:s text:c="4"/></text:span><text:span text:style-name="T35">// if the reconnection is requested via management, keep the current driver info</text:span></text:p>
      <text:p text:style-name="P141"><text:s text:c="4"/>if ((currentInfo != null) &amp;&amp;</text:p>
      <text:p text:style-name="P141"><text:s text:c="8"/>(context.getReason() == ConnectionReason.MANAGEMENT_REQUEST)) {</text:p>
      <text:p text:style-name="P140"><text:s text:c="6"/>info = currentInfo;</text:p>
      <text:p text:style-name="P140"><text:s text:c="4"/>} else {</text:p>
      <text:p text:style-name="Code_20_block"><text:span text:style-name="T100"><text:s text:c="6"/></text:span><text:span text:style-name="T35">// extract the next info from the queue</text:span></text:p>
      <text:p text:style-name="P140"><text:s text:c="6"/>info = queue.poll();</text:p>
      <text:p text:style-name="Code_20_block"><text:span text:style-name="T100"><text:s text:c="6"/></text:span><text:span text:style-name="T35">// put it back at the end of the queue</text:span></text:p>
      <text:p text:style-name="P140"><text:s text:c="6"/>queue.offer(info);</text:p>
      <text:p text:style-name="P140"><text:s text:c="4"/>}</text:p>
      <text:p text:style-name="P140"><text:s text:c="4"/>return info;</text:p>
      <text:p text:style-name="P140"><text:s text:c="2"/>}</text:p>
      <text:p text:style-name="P140">}</text:p>
      <text:list xml:id="list40762150" text:continue-numbering="true" text:style-name="Outline">
        <text:list-item>
          <text:list>
            <text:list-item>
              <text:list>
                <text:list-item>
                  <text:h text:style-name="Heading_20_3" text:outline-level="3"><text:span text:style-name="T93">Plugin</text:span><text:span text:style-name="T97">g</text:span><text:span text:style-name="T93"> the strategy into the node</text:span></text:h>
                </text:list-item>
              </text:list>
            </text:list-item>
          </text:list>
        </text:list-item>
      </text:list>
      <text:p text:style-name="P80">Specifying which connection strategy a node should use is done in the node's configuration as follows:</text:p>
      <text:p text:style-name="P80"/>
      <text:p text:style-name="P100"># fully qualified name of a class implementing DriverConnectionStrategy</text:p>
      <text:p text:style-name="P142">jppf.server.connection.strategy = test.MyConnectionStrategy</text:p>
      <text:p text:style-name="P81"/>
      <text:p text:style-name="P67"><text:span text:style-name="T101">As stated in the comment, the value of the “jppf.server.connection.strategy” </text:span><text:span text:style-name="T103">property</text:span><text:span text:style-name="T101"> is the fully qualified name of a class implementing </text:span><text:a xlink:type="simple" xlink:href="http://www.jppf.org/api-5/index.html?org/jppf/node/connection/DriverConnectionStrategy.html"><text:span text:style-name="T94">DriverConnectionStrategy</text:span></text:a><text:span text:style-name="T101">,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text:span text:style-name="T105">JPPFDefaultConnectionStrategy</text:span></text:a><text:span text:style-name="T94">, </text:span><text:span text:style-name="T101">which uses the configuration to find out the connection information, either via server discovery or from the manually specified server-related properties.</text:span></text:p>
      <text:list xml:id="list40762979" text:continue-numbering="true" text:style-name="Outline">
        <text:list-item>
          <text:list>
            <text:list-item>
              <text:list>
                <text:list-item>
                  <text:h text:style-name="P170" text:outline-level="3">Built-in strategies</text:h>
                </text:list-item>
              </text:list>
            </text:list-item>
          </text:list>
        </text:list-item>
      </text:list>
      <text:p text:style-name="P74"/>
      <text:p text:style-name="P73"><text:span text:style-name="T102">In addition to the default <text:s/></text:span><text:a xlink:type="simple" xlink:href="http://www.jppf.org/api-5/index.html?org/jppf/node/connection/JPPFDefaultConnectionStrategy.html"><text:span text:style-name="T105">JPPFDefaultConnectionStrategy</text:span></text:a><text:span text:style-name="T101">, </text:span><text:span text:style-name="T102">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text:span text:style-name="T105">JPPFDefaultConnectionStrategy</text:span></text:a><text:span text:style-name="T101">.</text:span></text:p>
      <text:p text:style-name="P72"><text:soft-page-break/><text:span text:style-name="T102">This implementation is named </text:span><text:a xlink:type="simple" xlink:href="http://www.jppf.org/api-5/index.html?org/jppf/node/connection/JPPFCsvFileConnectionStrategy.html"><text:span text:style-name="T102">JPPFCsvFileConnectionStrategy</text:span></text:a><text:span text:style-name="T102"> and is configured as follows:</text:span></text:p>
      <text:p text:style-name="P82"/>
      <text:p text:style-name="P101"># read the driver connection info from a CSV file</text:p>
      <text:p text:style-name="P143">jppf.server.connection.strategy = org.jppf.node.connection.JPPFCsvFileConnectionStrategy</text:p>
      <text:p text:style-name="P101"># location of the CSV file</text:p>
      <text:p text:style-name="P143">jppf.server.connection.strategy.file = /home/me/data/drivers.csv</text:p>
      <text:p text:style-name="P82"/>
      <text:p text:style-name="P82">The CSV file will first be looked up in the file system at the specified location, then in the classpath if it is not found in the file system.</text:p>
      <text:p text:style-name="P82"/>
      <text:p text:style-name="P83">The syntax and format for the entries in the CSV files are as in the following example:</text:p>
      <text:p text:style-name="P83"/>
      <text:p text:style-name="P102"># server 1</text:p>
      <text:p text:style-name="P144">false, 192.168.1.15, 11111, -1</text:p>
      <text:p text:style-name="P102"># server 2, with recovery enabled</text:p>
      <text:p text:style-name="P144">false, 192.168.1.16, 11111, 22222</text:p>
      <text:p text:style-name="P102"># server 3, with SSL enabled</text:p>
      <text:p text:style-name="P144"><text:span text:style-name="T106">true</text:span>, 192.168.1.17, 11443, -1</text:p>
      <text:p text:style-name="P82"/>
      <text:p text:style-name="P83">Please note that JPPF accepts a non-standard syntax for comments in the file: any line starting with a '#' (after trimming) will be considered a comment.</text:p>
      <text:list xml:id="list40763478" text:continue-numbering="true" text:style-name="Outline">
        <text:list-item>
          <text:list>
            <text:list-item>
              <text:h text:style-name="P16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40736443"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40763714"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2M40S</meta:editing-duration>
    <meta:editing-cycles>269</meta:editing-cycles>
    <meta:generator>LibreOffice/4.0.4.2$Windows_x86 LibreOffice_project/9e9821abd0ffdbc09cd8c52eaa574fa09eb08f2</meta:generator>
    <meta:creation-date>2009-11-06T05:11:40.73</meta:creation-date>
    <dc:date>2014-08-03T20:59:44.19</dc:date>
    <meta:document-statistic meta:table-count="1" meta:image-count="4" meta:object-count="0" meta:page-count="33" meta:paragraph-count="1195" meta:word-count="11232" meta:character-count="79869" meta:non-whitespace-character-count="6683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